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126.01mm" svg:y="1mm">
            <loext:p draw:notify-on-update-of-ranges="time.G1:time.G1 time.G2:time.G239 time.C1:time.C1 time.C2:time.C239 time.G1:time.G1 time.G2:time.G239 time.D1:time.D1 time.D2:time.D2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07</text:p>
          </table:table-cell>
          <table:table-cell office:value-type="float" office:value="0.024919" calcext:value-type="float">
            <text:p>0.024919</text:p>
          </table:table-cell>
          <table:table-cell office:value-type="float" office:value="0.013888" calcext:value-type="float">
            <text:p>0.013888</text:p>
          </table:table-cell>
          <table:table-cell office:value-type="float" office:value="0" calcext:value-type="float">
            <text:p>0</text:p>
          </table:table-cell>
          <table:table-cell office:value-type="float" office:value="163666" calcext:value-type="float">
            <text:p>1636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08</text:p>
          </table:table-cell>
          <table:table-cell office:value-type="float" office:value="0.071412" calcext:value-type="float">
            <text:p>0.071412</text:p>
          </table:table-cell>
          <table:table-cell office:value-type="float" office:value="0.014828" calcext:value-type="float">
            <text:p>0.014828</text:p>
          </table:table-cell>
          <table:table-cell office:value-type="float" office:value="0" calcext:value-type="float">
            <text:p>0</text:p>
          </table:table-cell>
          <table:table-cell office:value-type="float" office:value="138878" calcext:value-type="float">
            <text:p>138878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09</text:p>
          </table:table-cell>
          <table:table-cell office:value-type="float" office:value="0.039654" calcext:value-type="float">
            <text:p>0.039654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0" calcext:value-type="float">
            <text:p>0</text:p>
          </table:table-cell>
          <table:table-cell office:value-type="float" office:value="145357" calcext:value-type="float">
            <text:p>145357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0</text:p>
          </table:table-cell>
          <table:table-cell office:value-type="float" office:value="0.10776" calcext:value-type="float">
            <text:p>0.10776</text:p>
          </table:table-cell>
          <table:table-cell office:value-type="float" office:value="0.062118" calcext:value-type="float">
            <text:p>0.062118</text:p>
          </table:table-cell>
          <table:table-cell office:value-type="float" office:value="0" calcext:value-type="float">
            <text:p>0</text:p>
          </table:table-cell>
          <table:table-cell office:value-type="float" office:value="160446" calcext:value-type="float">
            <text:p>16044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1</text:p>
          </table:table-cell>
          <table:table-cell office:value-type="float" office:value="0.177425" calcext:value-type="float">
            <text:p>0.177425</text:p>
          </table:table-cell>
          <table:table-cell office:value-type="float" office:value="0.038951" calcext:value-type="float">
            <text:p>0.038951</text:p>
          </table:table-cell>
          <table:table-cell office:value-type="float" office:value="0" calcext:value-type="float">
            <text:p>0</text:p>
          </table:table-cell>
          <table:table-cell office:value-type="float" office:value="155961" calcext:value-type="float">
            <text:p>155961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2</text:p>
          </table:table-cell>
          <table:table-cell office:value-type="float" office:value="0.131578" calcext:value-type="float">
            <text:p>0.13157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" calcext:value-type="float">
            <text:p>0</text:p>
          </table:table-cell>
          <table:table-cell office:value-type="float" office:value="162227" calcext:value-type="float">
            <text:p>162227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3</text:p>
          </table:table-cell>
          <table:table-cell office:value-type="float" office:value="0.072628" calcext:value-type="float">
            <text:p>0.072628</text:p>
          </table:table-cell>
          <table:table-cell office:value-type="float" office:value="0.010494" calcext:value-type="float">
            <text:p>0.010494</text:p>
          </table:table-cell>
          <table:table-cell office:value-type="float" office:value="0" calcext:value-type="float">
            <text:p>0</text:p>
          </table:table-cell>
          <table:table-cell office:value-type="float" office:value="140466" calcext:value-type="float">
            <text:p>14046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4</text:p>
          </table:table-cell>
          <table:table-cell office:value-type="float" office:value="0.034134" calcext:value-type="float">
            <text:p>0.034134</text:p>
          </table:table-cell>
          <table:table-cell office:value-type="float" office:value="0.011151" calcext:value-type="float">
            <text:p>0.011151</text:p>
          </table:table-cell>
          <table:table-cell office:value-type="float" office:value="0" calcext:value-type="float">
            <text:p>0</text:p>
          </table:table-cell>
          <table:table-cell office:value-type="float" office:value="139935" calcext:value-type="float">
            <text:p>13993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5</text:p>
          </table:table-cell>
          <table:table-cell office:value-type="float" office:value="0.049938" calcext:value-type="float">
            <text:p>0.049938</text:p>
          </table:table-cell>
          <table:table-cell office:value-type="float" office:value="0.011449" calcext:value-type="float">
            <text:p>0.011449</text:p>
          </table:table-cell>
          <table:table-cell office:value-type="float" office:value="0" calcext:value-type="float">
            <text:p>0</text:p>
          </table:table-cell>
          <table:table-cell office:value-type="float" office:value="156175" calcext:value-type="float">
            <text:p>156175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6</text:p>
          </table:table-cell>
          <table:table-cell office:value-type="float" office:value="0.053023" calcext:value-type="float">
            <text:p>0.053023</text:p>
          </table:table-cell>
          <table:table-cell office:value-type="float" office:value="0.009874" calcext:value-type="float">
            <text:p>0.009874</text:p>
          </table:table-cell>
          <table:table-cell office:value-type="float" office:value="0" calcext:value-type="float">
            <text:p>0</text:p>
          </table:table-cell>
          <table:table-cell office:value-type="float" office:value="153403" calcext:value-type="float">
            <text:p>1534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7</text:p>
          </table:table-cell>
          <table:table-cell office:value-type="float" office:value="0.067666" calcext:value-type="float">
            <text:p>0.067666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" calcext:value-type="float">
            <text:p>0</text:p>
          </table:table-cell>
          <table:table-cell office:value-type="float" office:value="142894" calcext:value-type="float">
            <text:p>14289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8</text:p>
          </table:table-cell>
          <table:table-cell office:value-type="float" office:value="0.028838" calcext:value-type="float">
            <text:p>0.028838</text:p>
          </table:table-cell>
          <table:table-cell office:value-type="float" office:value="0.007893" calcext:value-type="float">
            <text:p>0.007893</text:p>
          </table:table-cell>
          <table:table-cell office:value-type="float" office:value="0" calcext:value-type="float">
            <text:p>0</text:p>
          </table:table-cell>
          <table:table-cell office:value-type="float" office:value="122828" calcext:value-type="float">
            <text:p>12282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19</text:p>
          </table:table-cell>
          <table:table-cell office:value-type="float" office:value="0.060249" calcext:value-type="float">
            <text:p>0.060249</text:p>
          </table:table-cell>
          <table:table-cell office:value-type="float" office:value="0.011235" calcext:value-type="float">
            <text:p>0.011235</text:p>
          </table:table-cell>
          <table:table-cell office:value-type="float" office:value="0" calcext:value-type="float">
            <text:p>0</text:p>
          </table:table-cell>
          <table:table-cell office:value-type="float" office:value="162508" calcext:value-type="float">
            <text:p>16250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0</text:p>
          </table:table-cell>
          <table:table-cell office:value-type="float" office:value="0.067006" calcext:value-type="float">
            <text:p>0.067006</text:p>
          </table:table-cell>
          <table:table-cell office:value-type="float" office:value="0.009534" calcext:value-type="float">
            <text:p>0.009534</text:p>
          </table:table-cell>
          <table:table-cell office:value-type="float" office:value="0" calcext:value-type="float">
            <text:p>0</text:p>
          </table:table-cell>
          <table:table-cell office:value-type="float" office:value="158476" calcext:value-type="float">
            <text:p>15847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1</text:p>
          </table:table-cell>
          <table:table-cell office:value-type="float" office:value="0.078413" calcext:value-type="float">
            <text:p>0.078413</text:p>
          </table:table-cell>
          <table:table-cell office:value-type="float" office:value="0.008402" calcext:value-type="float">
            <text:p>0.008402</text:p>
          </table:table-cell>
          <table:table-cell office:value-type="float" office:value="0" calcext:value-type="float">
            <text:p>0</text:p>
          </table:table-cell>
          <table:table-cell office:value-type="float" office:value="145703" calcext:value-type="float">
            <text:p>14570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2</text:p>
          </table:table-cell>
          <table:table-cell office:value-type="float" office:value="0.037247" calcext:value-type="float">
            <text:p>0.037247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0" calcext:value-type="float">
            <text:p>0</text:p>
          </table:table-cell>
          <table:table-cell office:value-type="float" office:value="148742" calcext:value-type="float">
            <text:p>14874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3</text:p>
          </table:table-cell>
          <table:table-cell office:value-type="float" office:value="0.059783" calcext:value-type="float">
            <text:p>0.059783</text:p>
          </table:table-cell>
          <table:table-cell office:value-type="float" office:value="0.007686" calcext:value-type="float">
            <text:p>0.007686</text:p>
          </table:table-cell>
          <table:table-cell office:value-type="float" office:value="0" calcext:value-type="float">
            <text:p>0</text:p>
          </table:table-cell>
          <table:table-cell office:value-type="float" office:value="146855" calcext:value-type="float">
            <text:p>14685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4</text:p>
          </table:table-cell>
          <table:table-cell office:value-type="float" office:value="0.059257" calcext:value-type="float">
            <text:p>0.059257</text:p>
          </table:table-cell>
          <table:table-cell office:value-type="float" office:value="0.009045" calcext:value-type="float">
            <text:p>0.009045</text:p>
          </table:table-cell>
          <table:table-cell office:value-type="float" office:value="0" calcext:value-type="float">
            <text:p>0</text:p>
          </table:table-cell>
          <table:table-cell office:value-type="float" office:value="157794" calcext:value-type="float">
            <text:p>157794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5</text:p>
          </table:table-cell>
          <table:table-cell office:value-type="float" office:value="0.065939" calcext:value-type="float">
            <text:p>0.065939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0" calcext:value-type="float">
            <text:p>0</text:p>
          </table:table-cell>
          <table:table-cell office:value-type="float" office:value="144855" calcext:value-type="float">
            <text:p>14485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6</text:p>
          </table:table-cell>
          <table:table-cell office:value-type="float" office:value="0.065738" calcext:value-type="float">
            <text:p>0.065738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0" calcext:value-type="float">
            <text:p>0</text:p>
          </table:table-cell>
          <table:table-cell office:value-type="float" office:value="144920" calcext:value-type="float">
            <text:p>14492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7</text:p>
          </table:table-cell>
          <table:table-cell office:value-type="float" office:value="0.030813" calcext:value-type="float">
            <text:p>0.030813</text:p>
          </table:table-cell>
          <table:table-cell office:value-type="float" office:value="0.007768" calcext:value-type="float">
            <text:p>0.007768</text:p>
          </table:table-cell>
          <table:table-cell office:value-type="float" office:value="0" calcext:value-type="float">
            <text:p>0</text:p>
          </table:table-cell>
          <table:table-cell office:value-type="float" office:value="137408" calcext:value-type="float">
            <text:p>13740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8</text:p>
          </table:table-cell>
          <table:table-cell office:value-type="float" office:value="0.059156" calcext:value-type="float">
            <text:p>0.059156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0" calcext:value-type="float">
            <text:p>0</text:p>
          </table:table-cell>
          <table:table-cell office:value-type="float" office:value="161042" calcext:value-type="float">
            <text:p>16104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29</text:p>
          </table:table-cell>
          <table:table-cell office:value-type="float" office:value="0.090085" calcext:value-type="float">
            <text:p>0.090085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" calcext:value-type="float">
            <text:p>0</text:p>
          </table:table-cell>
          <table:table-cell office:value-type="float" office:value="150404" calcext:value-type="float">
            <text:p>15040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0</text:p>
          </table:table-cell>
          <table:table-cell office:value-type="float" office:value="0.113101" calcext:value-type="float">
            <text:p>0.113101</text:p>
          </table:table-cell>
          <table:table-cell office:value-type="float" office:value="0.011337" calcext:value-type="float">
            <text:p>0.011337</text:p>
          </table:table-cell>
          <table:table-cell office:value-type="float" office:value="0" calcext:value-type="float">
            <text:p>0</text:p>
          </table:table-cell>
          <table:table-cell office:value-type="float" office:value="162315" calcext:value-type="float">
            <text:p>162315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1</text:p>
          </table:table-cell>
          <table:table-cell office:value-type="float" office:value="0.066361" calcext:value-type="float">
            <text:p>0.066361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" calcext:value-type="float">
            <text:p>0</text:p>
          </table:table-cell>
          <table:table-cell office:value-type="float" office:value="136901" calcext:value-type="float">
            <text:p>13690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2</text:p>
          </table:table-cell>
          <table:table-cell office:value-type="float" office:value="0.099176" calcext:value-type="float">
            <text:p>0.099176</text:p>
          </table:table-cell>
          <table:table-cell office:value-type="float" office:value="0.014368" calcext:value-type="float">
            <text:p>0.014368</text:p>
          </table:table-cell>
          <table:table-cell office:value-type="float" office:value="0" calcext:value-type="float">
            <text:p>0</text:p>
          </table:table-cell>
          <table:table-cell office:value-type="float" office:value="165000" calcext:value-type="float">
            <text:p>16500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3</text:p>
          </table:table-cell>
          <table:table-cell office:value-type="float" office:value="0.169872" calcext:value-type="float">
            <text:p>0.169872</text:p>
          </table:table-cell>
          <table:table-cell office:value-type="float" office:value="0.022081" calcext:value-type="float">
            <text:p>0.022081</text:p>
          </table:table-cell>
          <table:table-cell office:value-type="float" office:value="0" calcext:value-type="float">
            <text:p>0</text:p>
          </table:table-cell>
          <table:table-cell office:value-type="float" office:value="207600" calcext:value-type="float">
            <text:p>20760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4</text:p>
          </table:table-cell>
          <table:table-cell office:value-type="float" office:value="0.232192" calcext:value-type="float">
            <text:p>0.232192</text:p>
          </table:table-cell>
          <table:table-cell office:value-type="float" office:value="0.018939" calcext:value-type="float">
            <text:p>0.018939</text:p>
          </table:table-cell>
          <table:table-cell office:value-type="float" office:value="0" calcext:value-type="float">
            <text:p>0</text:p>
          </table:table-cell>
          <table:table-cell office:value-type="float" office:value="152401" calcext:value-type="float">
            <text:p>152401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5</text:p>
          </table:table-cell>
          <table:table-cell office:value-type="float" office:value="0.258067" calcext:value-type="float">
            <text:p>0.258067</text:p>
          </table:table-cell>
          <table:table-cell office:value-type="float" office:value="0.015786" calcext:value-type="float">
            <text:p>0.015786</text:p>
          </table:table-cell>
          <table:table-cell office:value-type="float" office:value="0" calcext:value-type="float">
            <text:p>0</text:p>
          </table:table-cell>
          <table:table-cell office:value-type="float" office:value="168710" calcext:value-type="float">
            <text:p>168710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6</text:p>
          </table:table-cell>
          <table:table-cell office:value-type="float" office:value="0.224476" calcext:value-type="float">
            <text:p>0.224476</text:p>
          </table:table-cell>
          <table:table-cell office:value-type="float" office:value="0.014095" calcext:value-type="float">
            <text:p>0.014095</text:p>
          </table:table-cell>
          <table:table-cell office:value-type="float" office:value="0" calcext:value-type="float">
            <text:p>0</text:p>
          </table:table-cell>
          <table:table-cell office:value-type="float" office:value="148326" calcext:value-type="float">
            <text:p>148326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7</text:p>
          </table:table-cell>
          <table:table-cell office:value-type="float" office:value="0.186395" calcext:value-type="float">
            <text:p>0.186395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0" calcext:value-type="float">
            <text:p>0</text:p>
          </table:table-cell>
          <table:table-cell office:value-type="float" office:value="134545" calcext:value-type="float">
            <text:p>13454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8</text:p>
          </table:table-cell>
          <table:table-cell office:value-type="float" office:value="0.204351" calcext:value-type="float">
            <text:p>0.204351</text:p>
          </table:table-cell>
          <table:table-cell office:value-type="float" office:value="0.011829" calcext:value-type="float">
            <text:p>0.011829</text:p>
          </table:table-cell>
          <table:table-cell office:value-type="float" office:value="0" calcext:value-type="float">
            <text:p>0</text:p>
          </table:table-cell>
          <table:table-cell office:value-type="float" office:value="154873" calcext:value-type="float">
            <text:p>15487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39</text:p>
          </table:table-cell>
          <table:table-cell office:value-type="float" office:value="0.110023" calcext:value-type="float">
            <text:p>0.110023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0" calcext:value-type="float">
            <text:p>0</text:p>
          </table:table-cell>
          <table:table-cell office:value-type="float" office:value="140312" calcext:value-type="float">
            <text:p>14031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0</text:p>
          </table:table-cell>
          <table:table-cell office:value-type="float" office:value="0.115184" calcext:value-type="float">
            <text:p>0.115184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" calcext:value-type="float">
            <text:p>0</text:p>
          </table:table-cell>
          <table:table-cell office:value-type="float" office:value="164095" calcext:value-type="float">
            <text:p>16409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1</text:p>
          </table:table-cell>
          <table:table-cell office:value-type="float" office:value="0.114063" calcext:value-type="float">
            <text:p>0.114063</text:p>
          </table:table-cell>
          <table:table-cell office:value-type="float" office:value="0.009919" calcext:value-type="float">
            <text:p>0.009919</text:p>
          </table:table-cell>
          <table:table-cell office:value-type="float" office:value="0" calcext:value-type="float">
            <text:p>0</text:p>
          </table:table-cell>
          <table:table-cell office:value-type="float" office:value="149659" calcext:value-type="float">
            <text:p>149659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2</text:p>
          </table:table-cell>
          <table:table-cell office:value-type="float" office:value="0.110947" calcext:value-type="float">
            <text:p>0.110947</text:p>
          </table:table-cell>
          <table:table-cell office:value-type="float" office:value="0.012097" calcext:value-type="float">
            <text:p>0.012097</text:p>
          </table:table-cell>
          <table:table-cell office:value-type="float" office:value="0" calcext:value-type="float">
            <text:p>0</text:p>
          </table:table-cell>
          <table:table-cell office:value-type="float" office:value="167368" calcext:value-type="float">
            <text:p>16736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3</text:p>
          </table:table-cell>
          <table:table-cell office:value-type="float" office:value="0.14445" calcext:value-type="float">
            <text:p>0.14445</text:p>
          </table:table-cell>
          <table:table-cell office:value-type="float" office:value="0.016874" calcext:value-type="float">
            <text:p>0.016874</text:p>
          </table:table-cell>
          <table:table-cell office:value-type="float" office:value="0" calcext:value-type="float">
            <text:p>0</text:p>
          </table:table-cell>
          <table:table-cell office:value-type="float" office:value="187912" calcext:value-type="float">
            <text:p>18791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4</text:p>
          </table:table-cell>
          <table:table-cell office:value-type="float" office:value="0.168424" calcext:value-type="float">
            <text:p>0.168424</text:p>
          </table:table-cell>
          <table:table-cell office:value-type="float" office:value="0.016205" calcext:value-type="float">
            <text:p>0.016205</text:p>
          </table:table-cell>
          <table:table-cell office:value-type="float" office:value="0" calcext:value-type="float">
            <text:p>0</text:p>
          </table:table-cell>
          <table:table-cell office:value-type="float" office:value="173177" calcext:value-type="float">
            <text:p>173177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5</text:p>
          </table:table-cell>
          <table:table-cell office:value-type="float" office:value="0.144675" calcext:value-type="float">
            <text:p>0.144675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0" calcext:value-type="float">
            <text:p>0</text:p>
          </table:table-cell>
          <table:table-cell office:value-type="float" office:value="157733" calcext:value-type="float">
            <text:p>157733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6</text:p>
          </table:table-cell>
          <table:table-cell office:value-type="float" office:value="0.090495" calcext:value-type="float">
            <text:p>0.090495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" calcext:value-type="float">
            <text:p>0</text:p>
          </table:table-cell>
          <table:table-cell office:value-type="float" office:value="166672" calcext:value-type="float">
            <text:p>16667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7</text:p>
          </table:table-cell>
          <table:table-cell office:value-type="float" office:value="0.075738" calcext:value-type="float">
            <text:p>0.075738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0" calcext:value-type="float">
            <text:p>0</text:p>
          </table:table-cell>
          <table:table-cell office:value-type="float" office:value="164991" calcext:value-type="float">
            <text:p>164991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8</text:p>
          </table:table-cell>
          <table:table-cell office:value-type="float" office:value="0.088867" calcext:value-type="float">
            <text:p>0.088867</text:p>
          </table:table-cell>
          <table:table-cell office:value-type="float" office:value="0.013676" calcext:value-type="float">
            <text:p>0.013676</text:p>
          </table:table-cell>
          <table:table-cell office:value-type="float" office:value="0" calcext:value-type="float">
            <text:p>0</text:p>
          </table:table-cell>
          <table:table-cell office:value-type="float" office:value="182375" calcext:value-type="float">
            <text:p>18237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49</text:p>
          </table:table-cell>
          <table:table-cell office:value-type="float" office:value="0.103911" calcext:value-type="float">
            <text:p>0.103911</text:p>
          </table:table-cell>
          <table:table-cell office:value-type="float" office:value="0.010628" calcext:value-type="float">
            <text:p>0.010628</text:p>
          </table:table-cell>
          <table:table-cell office:value-type="float" office:value="0" calcext:value-type="float">
            <text:p>0</text:p>
          </table:table-cell>
          <table:table-cell office:value-type="float" office:value="136258" calcext:value-type="float">
            <text:p>136258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0</text:p>
          </table:table-cell>
          <table:table-cell office:value-type="float" office:value="0.075437" calcext:value-type="float">
            <text:p>0.075437</text:p>
          </table:table-cell>
          <table:table-cell office:value-type="float" office:value="0.009659" calcext:value-type="float">
            <text:p>0.009659</text:p>
          </table:table-cell>
          <table:table-cell office:value-type="float" office:value="0" calcext:value-type="float">
            <text:p>0</text:p>
          </table:table-cell>
          <table:table-cell office:value-type="float" office:value="163940" calcext:value-type="float">
            <text:p>16394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1</text:p>
          </table:table-cell>
          <table:table-cell office:value-type="float" office:value="0.085121" calcext:value-type="float">
            <text:p>0.085121</text:p>
          </table:table-cell>
          <table:table-cell office:value-type="float" office:value="0.009042" calcext:value-type="float">
            <text:p>0.009042</text:p>
          </table:table-cell>
          <table:table-cell office:value-type="float" office:value="0" calcext:value-type="float">
            <text:p>0</text:p>
          </table:table-cell>
          <table:table-cell office:value-type="float" office:value="155457" calcext:value-type="float">
            <text:p>15545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2</text:p>
          </table:table-cell>
          <table:table-cell office:value-type="float" office:value="0.059765" calcext:value-type="float">
            <text:p>0.059765</text:p>
          </table:table-cell>
          <table:table-cell office:value-type="float" office:value="0.007065" calcext:value-type="float">
            <text:p>0.007065</text:p>
          </table:table-cell>
          <table:table-cell office:value-type="float" office:value="0" calcext:value-type="float">
            <text:p>0</text:p>
          </table:table-cell>
          <table:table-cell office:value-type="float" office:value="147871" calcext:value-type="float">
            <text:p>14787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3</text:p>
          </table:table-cell>
          <table:table-cell office:value-type="float" office:value="0.210777" calcext:value-type="float">
            <text:p>0.210777</text:p>
          </table:table-cell>
          <table:table-cell office:value-type="float" office:value="0.015383" calcext:value-type="float">
            <text:p>0.015383</text:p>
          </table:table-cell>
          <table:table-cell office:value-type="float" office:value="0" calcext:value-type="float">
            <text:p>0</text:p>
          </table:table-cell>
          <table:table-cell office:value-type="float" office:value="164116" calcext:value-type="float">
            <text:p>16411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4</text:p>
          </table:table-cell>
          <table:table-cell office:value-type="float" office:value="0.156074" calcext:value-type="float">
            <text:p>0.1560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" calcext:value-type="float">
            <text:p>0</text:p>
          </table:table-cell>
          <table:table-cell office:value-type="float" office:value="139283" calcext:value-type="float">
            <text:p>13928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5</text:p>
          </table:table-cell>
          <table:table-cell office:value-type="float" office:value="0.179345" calcext:value-type="float">
            <text:p>0.179345</text:p>
          </table:table-cell>
          <table:table-cell office:value-type="float" office:value="0.020729" calcext:value-type="float">
            <text:p>0.020729</text:p>
          </table:table-cell>
          <table:table-cell office:value-type="float" office:value="0" calcext:value-type="float">
            <text:p>0</text:p>
          </table:table-cell>
          <table:table-cell office:value-type="float" office:value="187973" calcext:value-type="float">
            <text:p>18797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6</text:p>
          </table:table-cell>
          <table:table-cell office:value-type="float" office:value="0.131819" calcext:value-type="float">
            <text:p>0.131819</text:p>
          </table:table-cell>
          <table:table-cell office:value-type="float" office:value="0.014679" calcext:value-type="float">
            <text:p>0.014679</text:p>
          </table:table-cell>
          <table:table-cell office:value-type="float" office:value="0" calcext:value-type="float">
            <text:p>0</text:p>
          </table:table-cell>
          <table:table-cell office:value-type="float" office:value="170535" calcext:value-type="float">
            <text:p>170535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7</text:p>
          </table:table-cell>
          <table:table-cell office:value-type="float" office:value="0.096239" calcext:value-type="float">
            <text:p>0.096239</text:p>
          </table:table-cell>
          <table:table-cell office:value-type="float" office:value="0.011286" calcext:value-type="float">
            <text:p>0.011286</text:p>
          </table:table-cell>
          <table:table-cell office:value-type="float" office:value="0" calcext:value-type="float">
            <text:p>0</text:p>
          </table:table-cell>
          <table:table-cell office:value-type="float" office:value="155740" calcext:value-type="float">
            <text:p>15574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8</text:p>
          </table:table-cell>
          <table:table-cell office:value-type="float" office:value="0.112933" calcext:value-type="float">
            <text:p>0.112933</text:p>
          </table:table-cell>
          <table:table-cell office:value-type="float" office:value="0.016987" calcext:value-type="float">
            <text:p>0.016987</text:p>
          </table:table-cell>
          <table:table-cell office:value-type="float" office:value="0" calcext:value-type="float">
            <text:p>0</text:p>
          </table:table-cell>
          <table:table-cell office:value-type="float" office:value="157194" calcext:value-type="float">
            <text:p>15719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4:59</text:p>
          </table:table-cell>
          <table:table-cell office:value-type="float" office:value="0.091662" calcext:value-type="float">
            <text:p>0.091662</text:p>
          </table:table-cell>
          <table:table-cell office:value-type="float" office:value="0.014169" calcext:value-type="float">
            <text:p>0.014169</text:p>
          </table:table-cell>
          <table:table-cell office:value-type="float" office:value="0" calcext:value-type="float">
            <text:p>0</text:p>
          </table:table-cell>
          <table:table-cell office:value-type="float" office:value="151559" calcext:value-type="float">
            <text:p>15155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0</text:p>
          </table:table-cell>
          <table:table-cell office:value-type="float" office:value="0.199537" calcext:value-type="float">
            <text:p>0.199537</text:p>
          </table:table-cell>
          <table:table-cell office:value-type="float" office:value="0.016084" calcext:value-type="float">
            <text:p>0.016084</text:p>
          </table:table-cell>
          <table:table-cell office:value-type="float" office:value="0" calcext:value-type="float">
            <text:p>0</text:p>
          </table:table-cell>
          <table:table-cell office:value-type="float" office:value="146762" calcext:value-type="float">
            <text:p>14676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1</text:p>
          </table:table-cell>
          <table:table-cell office:value-type="float" office:value="0.202615" calcext:value-type="float">
            <text:p>0.202615</text:p>
          </table:table-cell>
          <table:table-cell office:value-type="float" office:value="0.024174" calcext:value-type="float">
            <text:p>0.024174</text:p>
          </table:table-cell>
          <table:table-cell office:value-type="float" office:value="0" calcext:value-type="float">
            <text:p>0</text:p>
          </table:table-cell>
          <table:table-cell office:value-type="float" office:value="141875" calcext:value-type="float">
            <text:p>141875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2</text:p>
          </table:table-cell>
          <table:table-cell office:value-type="float" office:value="0.331807" calcext:value-type="float">
            <text:p>0.331807</text:p>
          </table:table-cell>
          <table:table-cell office:value-type="float" office:value="0.038137" calcext:value-type="float">
            <text:p>0.038137</text:p>
          </table:table-cell>
          <table:table-cell office:value-type="float" office:value="0" calcext:value-type="float">
            <text:p>0</text:p>
          </table:table-cell>
          <table:table-cell office:value-type="float" office:value="155972" calcext:value-type="float">
            <text:p>15597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3</text:p>
          </table:table-cell>
          <table:table-cell office:value-type="float" office:value="0.205385" calcext:value-type="float">
            <text:p>0.205385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" calcext:value-type="float">
            <text:p>0</text:p>
          </table:table-cell>
          <table:table-cell office:value-type="float" office:value="146204" calcext:value-type="float">
            <text:p>14620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4</text:p>
          </table:table-cell>
          <table:table-cell office:value-type="float" office:value="0.174202" calcext:value-type="float">
            <text:p>0.174202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0" calcext:value-type="float">
            <text:p>0</text:p>
          </table:table-cell>
          <table:table-cell office:value-type="float" office:value="165940" calcext:value-type="float">
            <text:p>165940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5</text:p>
          </table:table-cell>
          <table:table-cell office:value-type="float" office:value="0.180977" calcext:value-type="float">
            <text:p>0.180977</text:p>
          </table:table-cell>
          <table:table-cell office:value-type="float" office:value="0.018958" calcext:value-type="float">
            <text:p>0.018958</text:p>
          </table:table-cell>
          <table:table-cell office:value-type="float" office:value="0" calcext:value-type="float">
            <text:p>0</text:p>
          </table:table-cell>
          <table:table-cell office:value-type="float" office:value="162304" calcext:value-type="float">
            <text:p>16230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6</text:p>
          </table:table-cell>
          <table:table-cell office:value-type="float" office:value="0.170116" calcext:value-type="float">
            <text:p>0.170116</text:p>
          </table:table-cell>
          <table:table-cell office:value-type="float" office:value="0.018402" calcext:value-type="float">
            <text:p>0.018402</text:p>
          </table:table-cell>
          <table:table-cell office:value-type="float" office:value="0" calcext:value-type="float">
            <text:p>0</text:p>
          </table:table-cell>
          <table:table-cell office:value-type="float" office:value="159705" calcext:value-type="float">
            <text:p>159705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7</text:p>
          </table:table-cell>
          <table:table-cell office:value-type="float" office:value="0.109658" calcext:value-type="float">
            <text:p>0.109658</text:p>
          </table:table-cell>
          <table:table-cell office:value-type="float" office:value="0.013785" calcext:value-type="float">
            <text:p>0.013785</text:p>
          </table:table-cell>
          <table:table-cell office:value-type="float" office:value="0" calcext:value-type="float">
            <text:p>0</text:p>
          </table:table-cell>
          <table:table-cell office:value-type="float" office:value="171369" calcext:value-type="float">
            <text:p>171369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8</text:p>
          </table:table-cell>
          <table:table-cell office:value-type="float" office:value="0.119153" calcext:value-type="float">
            <text:p>0.119153</text:p>
          </table:table-cell>
          <table:table-cell office:value-type="float" office:value="0.013003" calcext:value-type="float">
            <text:p>0.013003</text:p>
          </table:table-cell>
          <table:table-cell office:value-type="float" office:value="0" calcext:value-type="float">
            <text:p>0</text:p>
          </table:table-cell>
          <table:table-cell office:value-type="float" office:value="164139" calcext:value-type="float">
            <text:p>16413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09</text:p>
          </table:table-cell>
          <table:table-cell office:value-type="float" office:value="0.052607" calcext:value-type="float">
            <text:p>0.052607</text:p>
          </table:table-cell>
          <table:table-cell office:value-type="float" office:value="0.009788" calcext:value-type="float">
            <text:p>0.009788</text:p>
          </table:table-cell>
          <table:table-cell office:value-type="float" office:value="0" calcext:value-type="float">
            <text:p>0</text:p>
          </table:table-cell>
          <table:table-cell office:value-type="float" office:value="152804" calcext:value-type="float">
            <text:p>15280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0</text:p>
          </table:table-cell>
          <table:table-cell office:value-type="float" office:value="0.103733" calcext:value-type="float">
            <text:p>0.103733</text:p>
          </table:table-cell>
          <table:table-cell office:value-type="float" office:value="0.011189" calcext:value-type="float">
            <text:p>0.011189</text:p>
          </table:table-cell>
          <table:table-cell office:value-type="float" office:value="0" calcext:value-type="float">
            <text:p>0</text:p>
          </table:table-cell>
          <table:table-cell office:value-type="float" office:value="165218" calcext:value-type="float">
            <text:p>16521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1</text:p>
          </table:table-cell>
          <table:table-cell office:value-type="float" office:value="0.103043" calcext:value-type="float">
            <text:p>0.103043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" calcext:value-type="float">
            <text:p>0</text:p>
          </table:table-cell>
          <table:table-cell office:value-type="float" office:value="158123" calcext:value-type="float">
            <text:p>158123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2</text:p>
          </table:table-cell>
          <table:table-cell office:value-type="float" office:value="0.076809" calcext:value-type="float">
            <text:p>0.076809</text:p>
          </table:table-cell>
          <table:table-cell office:value-type="float" office:value="0.011801" calcext:value-type="float">
            <text:p>0.011801</text:p>
          </table:table-cell>
          <table:table-cell office:value-type="float" office:value="0" calcext:value-type="float">
            <text:p>0</text:p>
          </table:table-cell>
          <table:table-cell office:value-type="float" office:value="172841" calcext:value-type="float">
            <text:p>17284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3</text:p>
          </table:table-cell>
          <table:table-cell office:value-type="float" office:value="0.090787" calcext:value-type="float">
            <text:p>0.090787</text:p>
          </table:table-cell>
          <table:table-cell office:value-type="float" office:value="0.009372" calcext:value-type="float">
            <text:p>0.009372</text:p>
          </table:table-cell>
          <table:table-cell office:value-type="float" office:value="0" calcext:value-type="float">
            <text:p>0</text:p>
          </table:table-cell>
          <table:table-cell office:value-type="float" office:value="144444" calcext:value-type="float">
            <text:p>14444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4</text:p>
          </table:table-cell>
          <table:table-cell office:value-type="float" office:value="0.070703" calcext:value-type="float">
            <text:p>0.070703</text:p>
          </table:table-cell>
          <table:table-cell office:value-type="float" office:value="0.010963" calcext:value-type="float">
            <text:p>0.010963</text:p>
          </table:table-cell>
          <table:table-cell office:value-type="float" office:value="0" calcext:value-type="float">
            <text:p>0</text:p>
          </table:table-cell>
          <table:table-cell office:value-type="float" office:value="164977" calcext:value-type="float">
            <text:p>16497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5</text:p>
          </table:table-cell>
          <table:table-cell office:value-type="float" office:value="0.068036" calcext:value-type="float">
            <text:p>0.068036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" calcext:value-type="float">
            <text:p>0</text:p>
          </table:table-cell>
          <table:table-cell office:value-type="float" office:value="152256" calcext:value-type="float">
            <text:p>15225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6</text:p>
          </table:table-cell>
          <table:table-cell office:value-type="float" office:value="0.178794" calcext:value-type="float">
            <text:p>0.178794</text:p>
          </table:table-cell>
          <table:table-cell office:value-type="float" office:value="0.012256" calcext:value-type="float">
            <text:p>0.012256</text:p>
          </table:table-cell>
          <table:table-cell office:value-type="float" office:value="0" calcext:value-type="float">
            <text:p>0</text:p>
          </table:table-cell>
          <table:table-cell office:value-type="float" office:value="155120" calcext:value-type="float">
            <text:p>15512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7</text:p>
          </table:table-cell>
          <table:table-cell office:value-type="float" office:value="0.161017" calcext:value-type="float">
            <text:p>0.161017</text:p>
          </table:table-cell>
          <table:table-cell office:value-type="float" office:value="0.018276" calcext:value-type="float">
            <text:p>0.018276</text:p>
          </table:table-cell>
          <table:table-cell office:value-type="float" office:value="0" calcext:value-type="float">
            <text:p>0</text:p>
          </table:table-cell>
          <table:table-cell office:value-type="float" office:value="169315" calcext:value-type="float">
            <text:p>169315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8</text:p>
          </table:table-cell>
          <table:table-cell office:value-type="float" office:value="0.168835" calcext:value-type="float">
            <text:p>0.168835</text:p>
          </table:table-cell>
          <table:table-cell office:value-type="float" office:value="0.014684" calcext:value-type="float">
            <text:p>0.014684</text:p>
          </table:table-cell>
          <table:table-cell office:value-type="float" office:value="0" calcext:value-type="float">
            <text:p>0</text:p>
          </table:table-cell>
          <table:table-cell office:value-type="float" office:value="140993" calcext:value-type="float">
            <text:p>140993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19</text:p>
          </table:table-cell>
          <table:table-cell office:value-type="float" office:value="0.127795" calcext:value-type="float">
            <text:p>0.127795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0" calcext:value-type="float">
            <text:p>0</text:p>
          </table:table-cell>
          <table:table-cell office:value-type="float" office:value="152265" calcext:value-type="float">
            <text:p>15226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0</text:p>
          </table:table-cell>
          <table:table-cell office:value-type="float" office:value="0.070312" calcext:value-type="float">
            <text:p>0.070312</text:p>
          </table:table-cell>
          <table:table-cell office:value-type="float" office:value="0.009549" calcext:value-type="float">
            <text:p>0.009549</text:p>
          </table:table-cell>
          <table:table-cell office:value-type="float" office:value="0" calcext:value-type="float">
            <text:p>0</text:p>
          </table:table-cell>
          <table:table-cell office:value-type="float" office:value="153992" calcext:value-type="float">
            <text:p>15399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1</text:p>
          </table:table-cell>
          <table:table-cell office:value-type="float" office:value="0.085798" calcext:value-type="float">
            <text:p>0.085798</text:p>
          </table:table-cell>
          <table:table-cell office:value-type="float" office:value="0.010241" calcext:value-type="float">
            <text:p>0.010241</text:p>
          </table:table-cell>
          <table:table-cell office:value-type="float" office:value="0" calcext:value-type="float">
            <text:p>0</text:p>
          </table:table-cell>
          <table:table-cell office:value-type="float" office:value="143985" calcext:value-type="float">
            <text:p>14398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2</text:p>
          </table:table-cell>
          <table:table-cell office:value-type="float" office:value="0.093283" calcext:value-type="float">
            <text:p>0.093283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" calcext:value-type="float">
            <text:p>0</text:p>
          </table:table-cell>
          <table:table-cell office:value-type="float" office:value="193504" calcext:value-type="float">
            <text:p>19350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3</text:p>
          </table:table-cell>
          <table:table-cell office:value-type="float" office:value="0.087808" calcext:value-type="float">
            <text:p>0.087808</text:p>
          </table:table-cell>
          <table:table-cell office:value-type="float" office:value="0.010357" calcext:value-type="float">
            <text:p>0.010357</text:p>
          </table:table-cell>
          <table:table-cell office:value-type="float" office:value="0" calcext:value-type="float">
            <text:p>0</text:p>
          </table:table-cell>
          <table:table-cell office:value-type="float" office:value="138027" calcext:value-type="float">
            <text:p>13802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4</text:p>
          </table:table-cell>
          <table:table-cell office:value-type="float" office:value="0.058071" calcext:value-type="float">
            <text:p>0.058071</text:p>
          </table:table-cell>
          <table:table-cell office:value-type="float" office:value="0.008795" calcext:value-type="float">
            <text:p>0.008795</text:p>
          </table:table-cell>
          <table:table-cell office:value-type="float" office:value="0" calcext:value-type="float">
            <text:p>0</text:p>
          </table:table-cell>
          <table:table-cell office:value-type="float" office:value="150141" calcext:value-type="float">
            <text:p>150141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5</text:p>
          </table:table-cell>
          <table:table-cell office:value-type="float" office:value="0.104417" calcext:value-type="float">
            <text:p>0.104417</text:p>
          </table:table-cell>
          <table:table-cell office:value-type="float" office:value="0.015376" calcext:value-type="float">
            <text:p>0.015376</text:p>
          </table:table-cell>
          <table:table-cell office:value-type="float" office:value="0" calcext:value-type="float">
            <text:p>0</text:p>
          </table:table-cell>
          <table:table-cell office:value-type="float" office:value="164016" calcext:value-type="float">
            <text:p>16401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6</text:p>
          </table:table-cell>
          <table:table-cell office:value-type="float" office:value="0.179605" calcext:value-type="float">
            <text:p>0.179605</text:p>
          </table:table-cell>
          <table:table-cell office:value-type="float" office:value="0.016439" calcext:value-type="float">
            <text:p>0.016439</text:p>
          </table:table-cell>
          <table:table-cell office:value-type="float" office:value="0" calcext:value-type="float">
            <text:p>0</text:p>
          </table:table-cell>
          <table:table-cell office:value-type="float" office:value="176356" calcext:value-type="float">
            <text:p>17635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7</text:p>
          </table:table-cell>
          <table:table-cell office:value-type="float" office:value="0.188625" calcext:value-type="float">
            <text:p>0.188625</text:p>
          </table:table-cell>
          <table:table-cell office:value-type="float" office:value="0.018135" calcext:value-type="float">
            <text:p>0.018135</text:p>
          </table:table-cell>
          <table:table-cell office:value-type="float" office:value="0" calcext:value-type="float">
            <text:p>0</text:p>
          </table:table-cell>
          <table:table-cell office:value-type="float" office:value="172025" calcext:value-type="float">
            <text:p>172025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8</text:p>
          </table:table-cell>
          <table:table-cell office:value-type="float" office:value="0.148598" calcext:value-type="float">
            <text:p>0.148598</text:p>
          </table:table-cell>
          <table:table-cell office:value-type="float" office:value="0.013772" calcext:value-type="float">
            <text:p>0.013772</text:p>
          </table:table-cell>
          <table:table-cell office:value-type="float" office:value="0" calcext:value-type="float">
            <text:p>0</text:p>
          </table:table-cell>
          <table:table-cell office:value-type="float" office:value="145732" calcext:value-type="float">
            <text:p>14573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29</text:p>
          </table:table-cell>
          <table:table-cell office:value-type="float" office:value="0.177377" calcext:value-type="float">
            <text:p>0.177377</text:p>
          </table:table-cell>
          <table:table-cell office:value-type="float" office:value="0.012615" calcext:value-type="float">
            <text:p>0.012615</text:p>
          </table:table-cell>
          <table:table-cell office:value-type="float" office:value="0" calcext:value-type="float">
            <text:p>0</text:p>
          </table:table-cell>
          <table:table-cell office:value-type="float" office:value="159684" calcext:value-type="float">
            <text:p>15968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0</text:p>
          </table:table-cell>
          <table:table-cell office:value-type="float" office:value="0.136026" calcext:value-type="float">
            <text:p>0.136026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" calcext:value-type="float">
            <text:p>0</text:p>
          </table:table-cell>
          <table:table-cell office:value-type="float" office:value="130244" calcext:value-type="float">
            <text:p>13024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1</text:p>
          </table:table-cell>
          <table:table-cell office:value-type="float" office:value="0.078053" calcext:value-type="float">
            <text:p>0.078053</text:p>
          </table:table-cell>
          <table:table-cell office:value-type="float" office:value="0.010221" calcext:value-type="float">
            <text:p>0.010221</text:p>
          </table:table-cell>
          <table:table-cell office:value-type="float" office:value="0" calcext:value-type="float">
            <text:p>0</text:p>
          </table:table-cell>
          <table:table-cell office:value-type="float" office:value="151413" calcext:value-type="float">
            <text:p>151413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2</text:p>
          </table:table-cell>
          <table:table-cell office:value-type="float" office:value="0.039443" calcext:value-type="float">
            <text:p>0.039443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" calcext:value-type="float">
            <text:p>0</text:p>
          </table:table-cell>
          <table:table-cell office:value-type="float" office:value="139470" calcext:value-type="float">
            <text:p>139470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3</text:p>
          </table:table-cell>
          <table:table-cell office:value-type="float" office:value="0.084802" calcext:value-type="float">
            <text:p>0.084802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0" calcext:value-type="float">
            <text:p>0</text:p>
          </table:table-cell>
          <table:table-cell office:value-type="float" office:value="154849" calcext:value-type="float">
            <text:p>154849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4</text:p>
          </table:table-cell>
          <table:table-cell office:value-type="float" office:value="0.092712" calcext:value-type="float">
            <text:p>0.092712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" calcext:value-type="float">
            <text:p>0</text:p>
          </table:table-cell>
          <table:table-cell office:value-type="float" office:value="176888" calcext:value-type="float">
            <text:p>17688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5</text:p>
          </table:table-cell>
          <table:table-cell office:value-type="float" office:value="0.111968" calcext:value-type="float">
            <text:p>0.111968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" calcext:value-type="float">
            <text:p>0</text:p>
          </table:table-cell>
          <table:table-cell office:value-type="float" office:value="154372" calcext:value-type="float">
            <text:p>154372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6</text:p>
          </table:table-cell>
          <table:table-cell office:value-type="float" office:value="0.071442" calcext:value-type="float">
            <text:p>0.071442</text:p>
          </table:table-cell>
          <table:table-cell office:value-type="float" office:value="0.008272" calcext:value-type="float">
            <text:p>0.008272</text:p>
          </table:table-cell>
          <table:table-cell office:value-type="float" office:value="0" calcext:value-type="float">
            <text:p>0</text:p>
          </table:table-cell>
          <table:table-cell office:value-type="float" office:value="135362" calcext:value-type="float">
            <text:p>1353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7</text:p>
          </table:table-cell>
          <table:table-cell office:value-type="float" office:value="0.102495" calcext:value-type="float">
            <text:p>0.102495</text:p>
          </table:table-cell>
          <table:table-cell office:value-type="float" office:value="0.011418" calcext:value-type="float">
            <text:p>0.011418</text:p>
          </table:table-cell>
          <table:table-cell office:value-type="float" office:value="0" calcext:value-type="float">
            <text:p>0</text:p>
          </table:table-cell>
          <table:table-cell office:value-type="float" office:value="151454" calcext:value-type="float">
            <text:p>15145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8</text:p>
          </table:table-cell>
          <table:table-cell office:value-type="float" office:value="0.115123" calcext:value-type="float">
            <text:p>0.115123</text:p>
          </table:table-cell>
          <table:table-cell office:value-type="float" office:value="0.011587" calcext:value-type="float">
            <text:p>0.011587</text:p>
          </table:table-cell>
          <table:table-cell office:value-type="float" office:value="0" calcext:value-type="float">
            <text:p>0</text:p>
          </table:table-cell>
          <table:table-cell office:value-type="float" office:value="142203" calcext:value-type="float">
            <text:p>14220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39</text:p>
          </table:table-cell>
          <table:table-cell office:value-type="float" office:value="0.092459" calcext:value-type="float">
            <text:p>0.092459</text:p>
          </table:table-cell>
          <table:table-cell office:value-type="float" office:value="0.012421" calcext:value-type="float">
            <text:p>0.012421</text:p>
          </table:table-cell>
          <table:table-cell office:value-type="float" office:value="0" calcext:value-type="float">
            <text:p>0</text:p>
          </table:table-cell>
          <table:table-cell office:value-type="float" office:value="152181" calcext:value-type="float">
            <text:p>15218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0</text:p>
          </table:table-cell>
          <table:table-cell office:value-type="float" office:value="0.100562" calcext:value-type="float">
            <text:p>0.100562</text:p>
          </table:table-cell>
          <table:table-cell office:value-type="float" office:value="0.010492" calcext:value-type="float">
            <text:p>0.010492</text:p>
          </table:table-cell>
          <table:table-cell office:value-type="float" office:value="0" calcext:value-type="float">
            <text:p>0</text:p>
          </table:table-cell>
          <table:table-cell office:value-type="float" office:value="136718" calcext:value-type="float">
            <text:p>136718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1</text:p>
          </table:table-cell>
          <table:table-cell office:value-type="float" office:value="0.203107" calcext:value-type="float">
            <text:p>0.203107</text:p>
          </table:table-cell>
          <table:table-cell office:value-type="float" office:value="0.011047" calcext:value-type="float">
            <text:p>0.011047</text:p>
          </table:table-cell>
          <table:table-cell office:value-type="float" office:value="0" calcext:value-type="float">
            <text:p>0</text:p>
          </table:table-cell>
          <table:table-cell office:value-type="float" office:value="135483" calcext:value-type="float">
            <text:p>135483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2</text:p>
          </table:table-cell>
          <table:table-cell office:value-type="float" office:value="0.253263" calcext:value-type="float">
            <text:p>0.253263</text:p>
          </table:table-cell>
          <table:table-cell office:value-type="float" office:value="0.023679" calcext:value-type="float">
            <text:p>0.023679</text:p>
          </table:table-cell>
          <table:table-cell office:value-type="float" office:value="0" calcext:value-type="float">
            <text:p>0</text:p>
          </table:table-cell>
          <table:table-cell office:value-type="float" office:value="143270" calcext:value-type="float">
            <text:p>14327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3</text:p>
          </table:table-cell>
          <table:table-cell office:value-type="float" office:value="0.133434" calcext:value-type="float">
            <text:p>0.133434</text:p>
          </table:table-cell>
          <table:table-cell office:value-type="float" office:value="0.013284" calcext:value-type="float">
            <text:p>0.013284</text:p>
          </table:table-cell>
          <table:table-cell office:value-type="float" office:value="0" calcext:value-type="float">
            <text:p>0</text:p>
          </table:table-cell>
          <table:table-cell office:value-type="float" office:value="155342" calcext:value-type="float">
            <text:p>155342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4</text:p>
          </table:table-cell>
          <table:table-cell office:value-type="float" office:value="0.070185" calcext:value-type="float">
            <text:p>0.070185</text:p>
          </table:table-cell>
          <table:table-cell office:value-type="float" office:value="0.009524" calcext:value-type="float">
            <text:p>0.009524</text:p>
          </table:table-cell>
          <table:table-cell office:value-type="float" office:value="0" calcext:value-type="float">
            <text:p>0</text:p>
          </table:table-cell>
          <table:table-cell office:value-type="float" office:value="140854" calcext:value-type="float">
            <text:p>14085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5</text:p>
          </table:table-cell>
          <table:table-cell office:value-type="float" office:value="0.098978" calcext:value-type="float">
            <text:p>0.098978</text:p>
          </table:table-cell>
          <table:table-cell office:value-type="float" office:value="0.011418" calcext:value-type="float">
            <text:p>0.011418</text:p>
          </table:table-cell>
          <table:table-cell office:value-type="float" office:value="0" calcext:value-type="float">
            <text:p>0</text:p>
          </table:table-cell>
          <table:table-cell office:value-type="float" office:value="152829" calcext:value-type="float">
            <text:p>1528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6</text:p>
          </table:table-cell>
          <table:table-cell office:value-type="float" office:value="0.095244" calcext:value-type="float">
            <text:p>0.095244</text:p>
          </table:table-cell>
          <table:table-cell office:value-type="float" office:value="0.009527" calcext:value-type="float">
            <text:p>0.009527</text:p>
          </table:table-cell>
          <table:table-cell office:value-type="float" office:value="0" calcext:value-type="float">
            <text:p>0</text:p>
          </table:table-cell>
          <table:table-cell office:value-type="float" office:value="145326" calcext:value-type="float">
            <text:p>14532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7</text:p>
          </table:table-cell>
          <table:table-cell office:value-type="float" office:value="0.107523" calcext:value-type="float">
            <text:p>0.107523</text:p>
          </table:table-cell>
          <table:table-cell office:value-type="float" office:value="0.015841" calcext:value-type="float">
            <text:p>0.015841</text:p>
          </table:table-cell>
          <table:table-cell office:value-type="float" office:value="0" calcext:value-type="float">
            <text:p>0</text:p>
          </table:table-cell>
          <table:table-cell office:value-type="float" office:value="182941" calcext:value-type="float">
            <text:p>182941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8</text:p>
          </table:table-cell>
          <table:table-cell office:value-type="float" office:value="0.113677" calcext:value-type="float">
            <text:p>0.113677</text:p>
          </table:table-cell>
          <table:table-cell office:value-type="float" office:value="0.013621" calcext:value-type="float">
            <text:p>0.013621</text:p>
          </table:table-cell>
          <table:table-cell office:value-type="float" office:value="0" calcext:value-type="float">
            <text:p>0</text:p>
          </table:table-cell>
          <table:table-cell office:value-type="float" office:value="159939" calcext:value-type="float">
            <text:p>15993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49</text:p>
          </table:table-cell>
          <table:table-cell office:value-type="float" office:value="0.108348" calcext:value-type="float">
            <text:p>0.108348</text:p>
          </table:table-cell>
          <table:table-cell office:value-type="float" office:value="0.013828" calcext:value-type="float">
            <text:p>0.013828</text:p>
          </table:table-cell>
          <table:table-cell office:value-type="float" office:value="0" calcext:value-type="float">
            <text:p>0</text:p>
          </table:table-cell>
          <table:table-cell office:value-type="float" office:value="166658" calcext:value-type="float">
            <text:p>166658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0</text:p>
          </table:table-cell>
          <table:table-cell office:value-type="float" office:value="0.132403" calcext:value-type="float">
            <text:p>0.132403</text:p>
          </table:table-cell>
          <table:table-cell office:value-type="float" office:value="0.020445" calcext:value-type="float">
            <text:p>0.020445</text:p>
          </table:table-cell>
          <table:table-cell office:value-type="float" office:value="0" calcext:value-type="float">
            <text:p>0</text:p>
          </table:table-cell>
          <table:table-cell office:value-type="float" office:value="173434" calcext:value-type="float">
            <text:p>17343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1</text:p>
          </table:table-cell>
          <table:table-cell office:value-type="float" office:value="0.21881" calcext:value-type="float">
            <text:p>0.21881</text:p>
          </table:table-cell>
          <table:table-cell office:value-type="float" office:value="0.011745" calcext:value-type="float">
            <text:p>0.011745</text:p>
          </table:table-cell>
          <table:table-cell office:value-type="float" office:value="0" calcext:value-type="float">
            <text:p>0</text:p>
          </table:table-cell>
          <table:table-cell office:value-type="float" office:value="141009" calcext:value-type="float">
            <text:p>14100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2</text:p>
          </table:table-cell>
          <table:table-cell office:value-type="float" office:value="0.246819" calcext:value-type="float">
            <text:p>0.246819</text:p>
          </table:table-cell>
          <table:table-cell office:value-type="float" office:value="0.031013" calcext:value-type="float">
            <text:p>0.031013</text:p>
          </table:table-cell>
          <table:table-cell office:value-type="float" office:value="0" calcext:value-type="float">
            <text:p>0</text:p>
          </table:table-cell>
          <table:table-cell office:value-type="float" office:value="178318" calcext:value-type="float">
            <text:p>178318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3</text:p>
          </table:table-cell>
          <table:table-cell office:value-type="float" office:value="0.251793" calcext:value-type="float">
            <text:p>0.251793</text:p>
          </table:table-cell>
          <table:table-cell office:value-type="float" office:value="0.022006" calcext:value-type="float">
            <text:p>0.022006</text:p>
          </table:table-cell>
          <table:table-cell office:value-type="float" office:value="0" calcext:value-type="float">
            <text:p>0</text:p>
          </table:table-cell>
          <table:table-cell office:value-type="float" office:value="150859" calcext:value-type="float">
            <text:p>15085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4</text:p>
          </table:table-cell>
          <table:table-cell office:value-type="float" office:value="0.153933" calcext:value-type="float">
            <text:p>0.153933</text:p>
          </table:table-cell>
          <table:table-cell office:value-type="float" office:value="0.014485" calcext:value-type="float">
            <text:p>0.014485</text:p>
          </table:table-cell>
          <table:table-cell office:value-type="float" office:value="0" calcext:value-type="float">
            <text:p>0</text:p>
          </table:table-cell>
          <table:table-cell office:value-type="float" office:value="154530" calcext:value-type="float">
            <text:p>154530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5</text:p>
          </table:table-cell>
          <table:table-cell office:value-type="float" office:value="0.099266" calcext:value-type="float">
            <text:p>0.099266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0" calcext:value-type="float">
            <text:p>0</text:p>
          </table:table-cell>
          <table:table-cell office:value-type="float" office:value="139848" calcext:value-type="float">
            <text:p>13984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6</text:p>
          </table:table-cell>
          <table:table-cell office:value-type="float" office:value="0.110683" calcext:value-type="float">
            <text:p>0.110683</text:p>
          </table:table-cell>
          <table:table-cell office:value-type="float" office:value="0.010397" calcext:value-type="float">
            <text:p>0.010397</text:p>
          </table:table-cell>
          <table:table-cell office:value-type="float" office:value="0" calcext:value-type="float">
            <text:p>0</text:p>
          </table:table-cell>
          <table:table-cell office:value-type="float" office:value="152111" calcext:value-type="float">
            <text:p>15211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7</text:p>
          </table:table-cell>
          <table:table-cell office:value-type="float" office:value="0.135204" calcext:value-type="float">
            <text:p>0.135204</text:p>
          </table:table-cell>
          <table:table-cell office:value-type="float" office:value="0.013886" calcext:value-type="float">
            <text:p>0.013886</text:p>
          </table:table-cell>
          <table:table-cell office:value-type="float" office:value="0" calcext:value-type="float">
            <text:p>0</text:p>
          </table:table-cell>
          <table:table-cell office:value-type="float" office:value="179353" calcext:value-type="float">
            <text:p>17935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8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011485" calcext:value-type="float">
            <text:p>0.011485</text:p>
          </table:table-cell>
          <table:table-cell office:value-type="float" office:value="0" calcext:value-type="float">
            <text:p>0</text:p>
          </table:table-cell>
          <table:table-cell office:value-type="float" office:value="147279" calcext:value-type="float">
            <text:p>147279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5:59</text:p>
          </table:table-cell>
          <table:table-cell office:value-type="float" office:value="0.089778" calcext:value-type="float">
            <text:p>0.089778</text:p>
          </table:table-cell>
          <table:table-cell office:value-type="float" office:value="0.009779" calcext:value-type="float">
            <text:p>0.009779</text:p>
          </table:table-cell>
          <table:table-cell office:value-type="float" office:value="0" calcext:value-type="float">
            <text:p>0</text:p>
          </table:table-cell>
          <table:table-cell office:value-type="float" office:value="131332" calcext:value-type="float">
            <text:p>13133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0</text:p>
          </table:table-cell>
          <table:table-cell office:value-type="float" office:value="0.207362" calcext:value-type="float">
            <text:p>0.207362</text:p>
          </table:table-cell>
          <table:table-cell office:value-type="float" office:value="0.021704" calcext:value-type="float">
            <text:p>0.021704</text:p>
          </table:table-cell>
          <table:table-cell office:value-type="float" office:value="0" calcext:value-type="float">
            <text:p>0</text:p>
          </table:table-cell>
          <table:table-cell office:value-type="float" office:value="165625" calcext:value-type="float">
            <text:p>16562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1</text:p>
          </table:table-cell>
          <table:table-cell office:value-type="float" office:value="0.29066" calcext:value-type="float">
            <text:p>0.29066</text:p>
          </table:table-cell>
          <table:table-cell office:value-type="float" office:value="0.028077" calcext:value-type="float">
            <text:p>0.028077</text:p>
          </table:table-cell>
          <table:table-cell office:value-type="float" office:value="0" calcext:value-type="float">
            <text:p>0</text:p>
          </table:table-cell>
          <table:table-cell office:value-type="float" office:value="171380" calcext:value-type="float">
            <text:p>17138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2</text:p>
          </table:table-cell>
          <table:table-cell office:value-type="float" office:value="0.276892" calcext:value-type="float">
            <text:p>0.276892</text:p>
          </table:table-cell>
          <table:table-cell office:value-type="float" office:value="0.019494" calcext:value-type="float">
            <text:p>0.019494</text:p>
          </table:table-cell>
          <table:table-cell office:value-type="float" office:value="0" calcext:value-type="float">
            <text:p>0</text:p>
          </table:table-cell>
          <table:table-cell office:value-type="float" office:value="143295" calcext:value-type="float">
            <text:p>143295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3</text:p>
          </table:table-cell>
          <table:table-cell office:value-type="float" office:value="0.133952" calcext:value-type="float">
            <text:p>0.133952</text:p>
          </table:table-cell>
          <table:table-cell office:value-type="float" office:value="0.017153" calcext:value-type="float">
            <text:p>0.017153</text:p>
          </table:table-cell>
          <table:table-cell office:value-type="float" office:value="0" calcext:value-type="float">
            <text:p>0</text:p>
          </table:table-cell>
          <table:table-cell office:value-type="float" office:value="161512" calcext:value-type="float">
            <text:p>16151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4</text:p>
          </table:table-cell>
          <table:table-cell office:value-type="float" office:value="0.12562" calcext:value-type="float">
            <text:p>0.12562</text:p>
          </table:table-cell>
          <table:table-cell office:value-type="float" office:value="0.012388" calcext:value-type="float">
            <text:p>0.012388</text:p>
          </table:table-cell>
          <table:table-cell office:value-type="float" office:value="0" calcext:value-type="float">
            <text:p>0</text:p>
          </table:table-cell>
          <table:table-cell office:value-type="float" office:value="152704" calcext:value-type="float">
            <text:p>15270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5</text:p>
          </table:table-cell>
          <table:table-cell office:value-type="float" office:value="0.094447" calcext:value-type="float">
            <text:p>0.094447</text:p>
          </table:table-cell>
          <table:table-cell office:value-type="float" office:value="0.009317" calcext:value-type="float">
            <text:p>0.009317</text:p>
          </table:table-cell>
          <table:table-cell office:value-type="float" office:value="0" calcext:value-type="float">
            <text:p>0</text:p>
          </table:table-cell>
          <table:table-cell office:value-type="float" office:value="155721" calcext:value-type="float">
            <text:p>15572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6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10413" calcext:value-type="float">
            <text:p>0.010413</text:p>
          </table:table-cell>
          <table:table-cell office:value-type="float" office:value="0" calcext:value-type="float">
            <text:p>0</text:p>
          </table:table-cell>
          <table:table-cell office:value-type="float" office:value="160928" calcext:value-type="float">
            <text:p>16092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7</text:p>
          </table:table-cell>
          <table:table-cell office:value-type="float" office:value="0.138114" calcext:value-type="float">
            <text:p>0.138114</text:p>
          </table:table-cell>
          <table:table-cell office:value-type="float" office:value="0.011951" calcext:value-type="float">
            <text:p>0.011951</text:p>
          </table:table-cell>
          <table:table-cell office:value-type="float" office:value="0" calcext:value-type="float">
            <text:p>0</text:p>
          </table:table-cell>
          <table:table-cell office:value-type="float" office:value="146837" calcext:value-type="float">
            <text:p>146837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8</text:p>
          </table:table-cell>
          <table:table-cell office:value-type="float" office:value="0.174326" calcext:value-type="float">
            <text:p>0.174326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0" calcext:value-type="float">
            <text:p>0</text:p>
          </table:table-cell>
          <table:table-cell office:value-type="float" office:value="161246" calcext:value-type="float">
            <text:p>161246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09</text:p>
          </table:table-cell>
          <table:table-cell office:value-type="float" office:value="0.126883" calcext:value-type="float">
            <text:p>0.126883</text:p>
          </table:table-cell>
          <table:table-cell office:value-type="float" office:value="0.012804" calcext:value-type="float">
            <text:p>0.012804</text:p>
          </table:table-cell>
          <table:table-cell office:value-type="float" office:value="0" calcext:value-type="float">
            <text:p>0</text:p>
          </table:table-cell>
          <table:table-cell office:value-type="float" office:value="150696" calcext:value-type="float">
            <text:p>15069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0</text:p>
          </table:table-cell>
          <table:table-cell office:value-type="float" office:value="0.134523" calcext:value-type="float">
            <text:p>0.134523</text:p>
          </table:table-cell>
          <table:table-cell office:value-type="float" office:value="0.010327" calcext:value-type="float">
            <text:p>0.010327</text:p>
          </table:table-cell>
          <table:table-cell office:value-type="float" office:value="0" calcext:value-type="float">
            <text:p>0</text:p>
          </table:table-cell>
          <table:table-cell office:value-type="float" office:value="145764" calcext:value-type="float">
            <text:p>14576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1</text:p>
          </table:table-cell>
          <table:table-cell office:value-type="float" office:value="0.130928" calcext:value-type="float">
            <text:p>0.130928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" calcext:value-type="float">
            <text:p>0</text:p>
          </table:table-cell>
          <table:table-cell office:value-type="float" office:value="176968" calcext:value-type="float">
            <text:p>17696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2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015446" calcext:value-type="float">
            <text:p>0.015446</text:p>
          </table:table-cell>
          <table:table-cell office:value-type="float" office:value="0" calcext:value-type="float">
            <text:p>0</text:p>
          </table:table-cell>
          <table:table-cell office:value-type="float" office:value="144983" calcext:value-type="float">
            <text:p>144983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3</text:p>
          </table:table-cell>
          <table:table-cell office:value-type="float" office:value="0.067655" calcext:value-type="float">
            <text:p>0.067655</text:p>
          </table:table-cell>
          <table:table-cell office:value-type="float" office:value="0.011504" calcext:value-type="float">
            <text:p>0.011504</text:p>
          </table:table-cell>
          <table:table-cell office:value-type="float" office:value="0" calcext:value-type="float">
            <text:p>0</text:p>
          </table:table-cell>
          <table:table-cell office:value-type="float" office:value="159953" calcext:value-type="float">
            <text:p>15995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4</text:p>
          </table:table-cell>
          <table:table-cell office:value-type="float" office:value="0.126585" calcext:value-type="float">
            <text:p>0.126585</text:p>
          </table:table-cell>
          <table:table-cell office:value-type="float" office:value="0.011684" calcext:value-type="float">
            <text:p>0.011684</text:p>
          </table:table-cell>
          <table:table-cell office:value-type="float" office:value="0" calcext:value-type="float">
            <text:p>0</text:p>
          </table:table-cell>
          <table:table-cell office:value-type="float" office:value="140306" calcext:value-type="float">
            <text:p>140306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5</text:p>
          </table:table-cell>
          <table:table-cell office:value-type="float" office:value="0.134372" calcext:value-type="float">
            <text:p>0.134372</text:p>
          </table:table-cell>
          <table:table-cell office:value-type="float" office:value="0.015224" calcext:value-type="float">
            <text:p>0.015224</text:p>
          </table:table-cell>
          <table:table-cell office:value-type="float" office:value="0" calcext:value-type="float">
            <text:p>0</text:p>
          </table:table-cell>
          <table:table-cell office:value-type="float" office:value="170510" calcext:value-type="float">
            <text:p>170510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6</text:p>
          </table:table-cell>
          <table:table-cell office:value-type="float" office:value="0.152569" calcext:value-type="float">
            <text:p>0.152569</text:p>
          </table:table-cell>
          <table:table-cell office:value-type="float" office:value="0.024681" calcext:value-type="float">
            <text:p>0.024681</text:p>
          </table:table-cell>
          <table:table-cell office:value-type="float" office:value="0" calcext:value-type="float">
            <text:p>0</text:p>
          </table:table-cell>
          <table:table-cell office:value-type="float" office:value="140180" calcext:value-type="float">
            <text:p>14018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7</text:p>
          </table:table-cell>
          <table:table-cell office:value-type="float" office:value="0.155194" calcext:value-type="float">
            <text:p>0.155194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" calcext:value-type="float">
            <text:p>0</text:p>
          </table:table-cell>
          <table:table-cell office:value-type="float" office:value="185465" calcext:value-type="float">
            <text:p>18546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8</text:p>
          </table:table-cell>
          <table:table-cell office:value-type="float" office:value="0.203255" calcext:value-type="float">
            <text:p>0.203255</text:p>
          </table:table-cell>
          <table:table-cell office:value-type="float" office:value="0.018237" calcext:value-type="float">
            <text:p>0.018237</text:p>
          </table:table-cell>
          <table:table-cell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19</text:p>
          </table:table-cell>
          <table:table-cell office:value-type="float" office:value="0.156256" calcext:value-type="float">
            <text:p>0.156256</text:p>
          </table:table-cell>
          <table:table-cell office:value-type="float" office:value="0.013743" calcext:value-type="float">
            <text:p>0.013743</text:p>
          </table:table-cell>
          <table:table-cell office:value-type="float" office:value="0" calcext:value-type="float">
            <text:p>0</text:p>
          </table:table-cell>
          <table:table-cell office:value-type="float" office:value="146301" calcext:value-type="float">
            <text:p>14630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0</text:p>
          </table:table-cell>
          <table:table-cell office:value-type="float" office:value="0.21353" calcext:value-type="float">
            <text:p>0.21353</text:p>
          </table:table-cell>
          <table:table-cell office:value-type="float" office:value="0.016811" calcext:value-type="float">
            <text:p>0.016811</text:p>
          </table:table-cell>
          <table:table-cell office:value-type="float" office:value="0" calcext:value-type="float">
            <text:p>0</text:p>
          </table:table-cell>
          <table:table-cell office:value-type="float" office:value="143730" calcext:value-type="float">
            <text:p>14373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1</text:p>
          </table:table-cell>
          <table:table-cell office:value-type="float" office:value="0.139226" calcext:value-type="float">
            <text:p>0.139226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" calcext:value-type="float">
            <text:p>0</text:p>
          </table:table-cell>
          <table:table-cell office:value-type="float" office:value="161316" calcext:value-type="float">
            <text:p>16131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2</text:p>
          </table:table-cell>
          <table:table-cell office:value-type="float" office:value="0.121305" calcext:value-type="float">
            <text:p>0.121305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" calcext:value-type="float">
            <text:p>0</text:p>
          </table:table-cell>
          <table:table-cell office:value-type="float" office:value="134244" calcext:value-type="float">
            <text:p>13424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3</text:p>
          </table:table-cell>
          <table:table-cell office:value-type="float" office:value="0.115106" calcext:value-type="float">
            <text:p>0.115106</text:p>
          </table:table-cell>
          <table:table-cell office:value-type="float" office:value="0.012347" calcext:value-type="float">
            <text:p>0.012347</text:p>
          </table:table-cell>
          <table:table-cell office:value-type="float" office:value="0" calcext:value-type="float">
            <text:p>0</text:p>
          </table:table-cell>
          <table:table-cell office:value-type="float" office:value="160065" calcext:value-type="float">
            <text:p>16006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4</text:p>
          </table:table-cell>
          <table:table-cell office:value-type="float" office:value="0.131107" calcext:value-type="float">
            <text:p>0.131107</text:p>
          </table:table-cell>
          <table:table-cell office:value-type="float" office:value="0.014418" calcext:value-type="float">
            <text:p>0.014418</text:p>
          </table:table-cell>
          <table:table-cell office:value-type="float" office:value="0" calcext:value-type="float">
            <text:p>0</text:p>
          </table:table-cell>
          <table:table-cell office:value-type="float" office:value="159360" calcext:value-type="float">
            <text:p>15936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5</text:p>
          </table:table-cell>
          <table:table-cell office:value-type="float" office:value="0.14848" calcext:value-type="float">
            <text:p>0.14848</text:p>
          </table:table-cell>
          <table:table-cell office:value-type="float" office:value="0.013409" calcext:value-type="float">
            <text:p>0.013409</text:p>
          </table:table-cell>
          <table:table-cell office:value-type="float" office:value="0" calcext:value-type="float">
            <text:p>0</text:p>
          </table:table-cell>
          <table:table-cell office:value-type="float" office:value="146510" calcext:value-type="float">
            <text:p>146510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6</text:p>
          </table:table-cell>
          <table:table-cell office:value-type="float" office:value="0.159062" calcext:value-type="float">
            <text:p>0.159062</text:p>
          </table:table-cell>
          <table:table-cell office:value-type="float" office:value="0.016453" calcext:value-type="float">
            <text:p>0.016453</text:p>
          </table:table-cell>
          <table:table-cell office:value-type="float" office:value="0" calcext:value-type="float">
            <text:p>0</text:p>
          </table:table-cell>
          <table:table-cell office:value-type="float" office:value="163069" calcext:value-type="float">
            <text:p>16306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7</text:p>
          </table:table-cell>
          <table:table-cell office:value-type="float" office:value="0.186577" calcext:value-type="float">
            <text:p>0.186577</text:p>
          </table:table-cell>
          <table:table-cell office:value-type="float" office:value="0.017968" calcext:value-type="float">
            <text:p>0.017968</text:p>
          </table:table-cell>
          <table:table-cell office:value-type="float" office:value="0" calcext:value-type="float">
            <text:p>0</text:p>
          </table:table-cell>
          <table:table-cell office:value-type="float" office:value="162055" calcext:value-type="float">
            <text:p>16205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8</text:p>
          </table:table-cell>
          <table:table-cell office:value-type="float" office:value="0.104123" calcext:value-type="float">
            <text:p>0.104123</text:p>
          </table:table-cell>
          <table:table-cell office:value-type="float" office:value="0.012137" calcext:value-type="float">
            <text:p>0.012137</text:p>
          </table:table-cell>
          <table:table-cell office:value-type="float" office:value="0" calcext:value-type="float">
            <text:p>0</text:p>
          </table:table-cell>
          <table:table-cell office:value-type="float" office:value="146669" calcext:value-type="float">
            <text:p>14666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29</text:p>
          </table:table-cell>
          <table:table-cell office:value-type="float" office:value="0.112842" calcext:value-type="float">
            <text:p>0.112842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" calcext:value-type="float">
            <text:p>0</text:p>
          </table:table-cell>
          <table:table-cell office:value-type="float" office:value="152903" calcext:value-type="float">
            <text:p>152903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0</text:p>
          </table:table-cell>
          <table:table-cell office:value-type="float" office:value="0.172343" calcext:value-type="float">
            <text:p>0.172343</text:p>
          </table:table-cell>
          <table:table-cell office:value-type="float" office:value="0.013067" calcext:value-type="float">
            <text:p>0.013067</text:p>
          </table:table-cell>
          <table:table-cell office:value-type="float" office:value="0" calcext:value-type="float">
            <text:p>0</text:p>
          </table:table-cell>
          <table:table-cell office:value-type="float" office:value="151178" calcext:value-type="float">
            <text:p>15117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1</text:p>
          </table:table-cell>
          <table:table-cell office:value-type="float" office:value="0.077165" calcext:value-type="float">
            <text:p>0.077165</text:p>
          </table:table-cell>
          <table:table-cell office:value-type="float" office:value="0.009105" calcext:value-type="float">
            <text:p>0.009105</text:p>
          </table:table-cell>
          <table:table-cell office:value-type="float" office:value="0" calcext:value-type="float">
            <text:p>0</text:p>
          </table:table-cell>
          <table:table-cell office:value-type="float" office:value="142408" calcext:value-type="float">
            <text:p>1424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2</text:p>
          </table:table-cell>
          <table:table-cell office:value-type="float" office:value="0.125048" calcext:value-type="float">
            <text:p>0.125048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" calcext:value-type="float">
            <text:p>0</text:p>
          </table:table-cell>
          <table:table-cell office:value-type="float" office:value="150195" calcext:value-type="float">
            <text:p>150195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3</text:p>
          </table:table-cell>
          <table:table-cell office:value-type="float" office:value="0.175209" calcext:value-type="float">
            <text:p>0.175209</text:p>
          </table:table-cell>
          <table:table-cell office:value-type="float" office:value="0.020698" calcext:value-type="float">
            <text:p>0.020698</text:p>
          </table:table-cell>
          <table:table-cell office:value-type="float" office:value="0" calcext:value-type="float">
            <text:p>0</text:p>
          </table:table-cell>
          <table:table-cell office:value-type="float" office:value="163189" calcext:value-type="float">
            <text:p>163189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4</text:p>
          </table:table-cell>
          <table:table-cell office:value-type="float" office:value="0.226912" calcext:value-type="float">
            <text:p>0.226912</text:p>
          </table:table-cell>
          <table:table-cell office:value-type="float" office:value="0.019089" calcext:value-type="float">
            <text:p>0.019089</text:p>
          </table:table-cell>
          <table:table-cell office:value-type="float" office:value="0" calcext:value-type="float">
            <text:p>0</text:p>
          </table:table-cell>
          <table:table-cell office:value-type="float" office:value="143306" calcext:value-type="float">
            <text:p>14330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5</text:p>
          </table:table-cell>
          <table:table-cell office:value-type="float" office:value="0.241905" calcext:value-type="float">
            <text:p>0.241905</text:p>
          </table:table-cell>
          <table:table-cell office:value-type="float" office:value="0.016643" calcext:value-type="float">
            <text:p>0.016643</text:p>
          </table:table-cell>
          <table:table-cell office:value-type="float" office:value="0" calcext:value-type="float">
            <text:p>0</text:p>
          </table:table-cell>
          <table:table-cell office:value-type="float" office:value="177630" calcext:value-type="float">
            <text:p>17763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6</text:p>
          </table:table-cell>
          <table:table-cell office:value-type="float" office:value="0.124041" calcext:value-type="float">
            <text:p>0.124041</text:p>
          </table:table-cell>
          <table:table-cell office:value-type="float" office:value="0.015473" calcext:value-type="float">
            <text:p>0.015473</text:p>
          </table:table-cell>
          <table:table-cell office:value-type="float" office:value="0" calcext:value-type="float">
            <text:p>0</text:p>
          </table:table-cell>
          <table:table-cell office:value-type="float" office:value="140650" calcext:value-type="float">
            <text:p>14065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7</text:p>
          </table:table-cell>
          <table:table-cell office:value-type="float" office:value="0.155243" calcext:value-type="float">
            <text:p>0.155243</text:p>
          </table:table-cell>
          <table:table-cell office:value-type="float" office:value="0.011547" calcext:value-type="float">
            <text:p>0.011547</text:p>
          </table:table-cell>
          <table:table-cell office:value-type="float" office:value="0" calcext:value-type="float">
            <text:p>0</text:p>
          </table:table-cell>
          <table:table-cell office:value-type="float" office:value="153104" calcext:value-type="float">
            <text:p>15310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8</text:p>
          </table:table-cell>
          <table:table-cell office:value-type="float" office:value="0.090298" calcext:value-type="float">
            <text:p>0.090298</text:p>
          </table:table-cell>
          <table:table-cell office:value-type="float" office:value="0.015022" calcext:value-type="float">
            <text:p>0.015022</text:p>
          </table:table-cell>
          <table:table-cell office:value-type="float" office:value="0" calcext:value-type="float">
            <text:p>0</text:p>
          </table:table-cell>
          <table:table-cell office:value-type="float" office:value="166347" calcext:value-type="float">
            <text:p>16634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39</text:p>
          </table:table-cell>
          <table:table-cell office:value-type="float" office:value="0.118819" calcext:value-type="float">
            <text:p>0.118819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" calcext:value-type="float">
            <text:p>0</text:p>
          </table:table-cell>
          <table:table-cell office:value-type="float" office:value="158920" calcext:value-type="float">
            <text:p>15892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0</text:p>
          </table:table-cell>
          <table:table-cell office:value-type="float" office:value="0.103499" calcext:value-type="float">
            <text:p>0.103499</text:p>
          </table:table-cell>
          <table:table-cell office:value-type="float" office:value="0.010235" calcext:value-type="float">
            <text:p>0.010235</text:p>
          </table:table-cell>
          <table:table-cell office:value-type="float" office:value="0" calcext:value-type="float">
            <text:p>0</text:p>
          </table:table-cell>
          <table:table-cell office:value-type="float" office:value="155822" calcext:value-type="float">
            <text:p>15582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1</text:p>
          </table:table-cell>
          <table:table-cell office:value-type="float" office:value="0.123986" calcext:value-type="float">
            <text:p>0.123986</text:p>
          </table:table-cell>
          <table:table-cell office:value-type="float" office:value="0.010141" calcext:value-type="float">
            <text:p>0.010141</text:p>
          </table:table-cell>
          <table:table-cell office:value-type="float" office:value="0" calcext:value-type="float">
            <text:p>0</text:p>
          </table:table-cell>
          <table:table-cell office:value-type="float" office:value="151069" calcext:value-type="float">
            <text:p>151069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2</text:p>
          </table:table-cell>
          <table:table-cell office:value-type="float" office:value="0.107628" calcext:value-type="float">
            <text:p>0.107628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0" calcext:value-type="float">
            <text:p>0</text:p>
          </table:table-cell>
          <table:table-cell office:value-type="float" office:value="140886" calcext:value-type="float">
            <text:p>14088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3</text:p>
          </table:table-cell>
          <table:table-cell office:value-type="float" office:value="0.104198" calcext:value-type="float">
            <text:p>0.104198</text:p>
          </table:table-cell>
          <table:table-cell office:value-type="float" office:value="0.011633" calcext:value-type="float">
            <text:p>0.011633</text:p>
          </table:table-cell>
          <table:table-cell office:value-type="float" office:value="0" calcext:value-type="float">
            <text:p>0</text:p>
          </table:table-cell>
          <table:table-cell office:value-type="float" office:value="151403" calcext:value-type="float">
            <text:p>151403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4</text:p>
          </table:table-cell>
          <table:table-cell office:value-type="float" office:value="0.124488" calcext:value-type="float">
            <text:p>0.124488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0" calcext:value-type="float">
            <text:p>0</text:p>
          </table:table-cell>
          <table:table-cell office:value-type="float" office:value="152821" calcext:value-type="float">
            <text:p>152821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5</text:p>
          </table:table-cell>
          <table:table-cell office:value-type="float" office:value="0.124192" calcext:value-type="float">
            <text:p>0.124192</text:p>
          </table:table-cell>
          <table:table-cell office:value-type="float" office:value="0.012328" calcext:value-type="float">
            <text:p>0.012328</text:p>
          </table:table-cell>
          <table:table-cell office:value-type="float" office:value="0" calcext:value-type="float">
            <text:p>0</text:p>
          </table:table-cell>
          <table:table-cell office:value-type="float" office:value="142669" calcext:value-type="float">
            <text:p>142669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6</text:p>
          </table:table-cell>
          <table:table-cell office:value-type="float" office:value="0.149494" calcext:value-type="float">
            <text:p>0.149494</text:p>
          </table:table-cell>
          <table:table-cell office:value-type="float" office:value="0.026218" calcext:value-type="float">
            <text:p>0.026218</text:p>
          </table:table-cell>
          <table:table-cell office:value-type="float" office:value="0" calcext:value-type="float">
            <text:p>0</text:p>
          </table:table-cell>
          <table:table-cell office:value-type="float" office:value="160654" calcext:value-type="float">
            <text:p>16065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7</text:p>
          </table:table-cell>
          <table:table-cell office:value-type="float" office:value="0.191918" calcext:value-type="float">
            <text:p>0.191918</text:p>
          </table:table-cell>
          <table:table-cell office:value-type="float" office:value="0.020069" calcext:value-type="float">
            <text:p>0.020069</text:p>
          </table:table-cell>
          <table:table-cell office:value-type="float" office:value="0" calcext:value-type="float">
            <text:p>0</text:p>
          </table:table-cell>
          <table:table-cell office:value-type="float" office:value="166415" calcext:value-type="float">
            <text:p>166415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8</text:p>
          </table:table-cell>
          <table:table-cell office:value-type="float" office:value="0.155069" calcext:value-type="float">
            <text:p>0.155069</text:p>
          </table:table-cell>
          <table:table-cell office:value-type="float" office:value="0.016074" calcext:value-type="float">
            <text:p>0.016074</text:p>
          </table:table-cell>
          <table:table-cell office:value-type="float" office:value="0" calcext:value-type="float">
            <text:p>0</text:p>
          </table:table-cell>
          <table:table-cell office:value-type="float" office:value="160135" calcext:value-type="float">
            <text:p>160135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49</text:p>
          </table:table-cell>
          <table:table-cell office:value-type="float" office:value="0.113874" calcext:value-type="float">
            <text:p>0.113874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" calcext:value-type="float">
            <text:p>0</text:p>
          </table:table-cell>
          <table:table-cell office:value-type="float" office:value="160546" calcext:value-type="float">
            <text:p>160546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0</text:p>
          </table:table-cell>
          <table:table-cell office:value-type="float" office:value="0.096544" calcext:value-type="float">
            <text:p>0.096544</text:p>
          </table:table-cell>
          <table:table-cell office:value-type="float" office:value="0.011676" calcext:value-type="float">
            <text:p>0.011676</text:p>
          </table:table-cell>
          <table:table-cell office:value-type="float" office:value="0" calcext:value-type="float">
            <text:p>0</text:p>
          </table:table-cell>
          <table:table-cell office:value-type="float" office:value="155996" calcext:value-type="float">
            <text:p>15599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1</text:p>
          </table:table-cell>
          <table:table-cell office:value-type="float" office:value="0.106675" calcext:value-type="float">
            <text:p>0.106675</text:p>
          </table:table-cell>
          <table:table-cell office:value-type="float" office:value="0.010054" calcext:value-type="float">
            <text:p>0.010054</text:p>
          </table:table-cell>
          <table:table-cell office:value-type="float" office:value="0" calcext:value-type="float">
            <text:p>0</text:p>
          </table:table-cell>
          <table:table-cell office:value-type="float" office:value="136508" calcext:value-type="float">
            <text:p>13650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2</text:p>
          </table:table-cell>
          <table:table-cell office:value-type="float" office:value="0.136663" calcext:value-type="float">
            <text:p>0.136663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" calcext:value-type="float">
            <text:p>0</text:p>
          </table:table-cell>
          <table:table-cell office:value-type="float" office:value="162108" calcext:value-type="float">
            <text:p>16210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3</text:p>
          </table:table-cell>
          <table:table-cell office:value-type="float" office:value="0.262594" calcext:value-type="float">
            <text:p>0.262594</text:p>
          </table:table-cell>
          <table:table-cell office:value-type="float" office:value="0.019476" calcext:value-type="float">
            <text:p>0.019476</text:p>
          </table:table-cell>
          <table:table-cell office:value-type="float" office:value="0" calcext:value-type="float">
            <text:p>0</text:p>
          </table:table-cell>
          <table:table-cell office:value-type="float" office:value="186039" calcext:value-type="float">
            <text:p>186039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4</text:p>
          </table:table-cell>
          <table:table-cell office:value-type="float" office:value="0.333659" calcext:value-type="float">
            <text:p>0.333659</text:p>
          </table:table-cell>
          <table:table-cell office:value-type="float" office:value="0.027834" calcext:value-type="float">
            <text:p>0.027834</text:p>
          </table:table-cell>
          <table:table-cell office:value-type="float" office:value="0" calcext:value-type="float">
            <text:p>0</text:p>
          </table:table-cell>
          <table:table-cell office:value-type="float" office:value="158982" calcext:value-type="float">
            <text:p>15898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5</text:p>
          </table:table-cell>
          <table:table-cell office:value-type="float" office:value="0.184357" calcext:value-type="float">
            <text:p>0.184357</text:p>
          </table:table-cell>
          <table:table-cell office:value-type="float" office:value="0.021995" calcext:value-type="float">
            <text:p>0.021995</text:p>
          </table:table-cell>
          <table:table-cell office:value-type="float" office:value="0" calcext:value-type="float">
            <text:p>0</text:p>
          </table:table-cell>
          <table:table-cell office:value-type="float" office:value="188869" calcext:value-type="float">
            <text:p>18886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6</text:p>
          </table:table-cell>
          <table:table-cell office:value-type="float" office:value="0.251077" calcext:value-type="float">
            <text:p>0.251077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" calcext:value-type="float">
            <text:p>0</text:p>
          </table:table-cell>
          <table:table-cell office:value-type="float" office:value="151445" calcext:value-type="float">
            <text:p>151445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7</text:p>
          </table:table-cell>
          <table:table-cell office:value-type="float" office:value="0.297589" calcext:value-type="float">
            <text:p>0.297589</text:p>
          </table:table-cell>
          <table:table-cell office:value-type="float" office:value="0.017131" calcext:value-type="float">
            <text:p>0.017131</text:p>
          </table:table-cell>
          <table:table-cell office:value-type="float" office:value="0" calcext:value-type="float">
            <text:p>0</text:p>
          </table:table-cell>
          <table:table-cell office:value-type="float" office:value="157020" calcext:value-type="float">
            <text:p>15702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8</text:p>
          </table:table-cell>
          <table:table-cell office:value-type="float" office:value="0.203766" calcext:value-type="float">
            <text:p>0.203766</text:p>
          </table:table-cell>
          <table:table-cell office:value-type="float" office:value="0.020304" calcext:value-type="float">
            <text:p>0.020304</text:p>
          </table:table-cell>
          <table:table-cell office:value-type="float" office:value="0" calcext:value-type="float">
            <text:p>0</text:p>
          </table:table-cell>
          <table:table-cell office:value-type="float" office:value="171153" calcext:value-type="float">
            <text:p>17115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6:59</text:p>
          </table:table-cell>
          <table:table-cell office:value-type="float" office:value="0.170729" calcext:value-type="float">
            <text:p>0.170729</text:p>
          </table:table-cell>
          <table:table-cell office:value-type="float" office:value="0.011279" calcext:value-type="float">
            <text:p>0.011279</text:p>
          </table:table-cell>
          <table:table-cell office:value-type="float" office:value="0" calcext:value-type="float">
            <text:p>0</text:p>
          </table:table-cell>
          <table:table-cell office:value-type="float" office:value="133749" calcext:value-type="float">
            <text:p>133749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0</text:p>
          </table:table-cell>
          <table:table-cell office:value-type="float" office:value="0.085912" calcext:value-type="float">
            <text:p>0.085912</text:p>
          </table:table-cell>
          <table:table-cell office:value-type="float" office:value="0.011369" calcext:value-type="float">
            <text:p>0.011369</text:p>
          </table:table-cell>
          <table:table-cell office:value-type="float" office:value="0" calcext:value-type="float">
            <text:p>0</text:p>
          </table:table-cell>
          <table:table-cell office:value-type="float" office:value="161557" calcext:value-type="float">
            <text:p>16155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1</text:p>
          </table:table-cell>
          <table:table-cell office:value-type="float" office:value="0.084742" calcext:value-type="float">
            <text:p>0.084742</text:p>
          </table:table-cell>
          <table:table-cell office:value-type="float" office:value="0.010832" calcext:value-type="float">
            <text:p>0.010832</text:p>
          </table:table-cell>
          <table:table-cell office:value-type="float" office:value="0" calcext:value-type="float">
            <text:p>0</text:p>
          </table:table-cell>
          <table:table-cell office:value-type="float" office:value="147804" calcext:value-type="float">
            <text:p>14780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2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07873" calcext:value-type="float">
            <text:p>0.007873</text:p>
          </table:table-cell>
          <table:table-cell office:value-type="float" office:value="0" calcext:value-type="float">
            <text:p>0</text:p>
          </table:table-cell>
          <table:table-cell office:value-type="float" office:value="132189" calcext:value-type="float">
            <text:p>132189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3</text:p>
          </table:table-cell>
          <table:table-cell office:value-type="float" office:value="0.072245" calcext:value-type="float">
            <text:p>0.072245</text:p>
          </table:table-cell>
          <table:table-cell office:value-type="float" office:value="0.009592" calcext:value-type="float">
            <text:p>0.009592</text:p>
          </table:table-cell>
          <table:table-cell office:value-type="float" office:value="0" calcext:value-type="float">
            <text:p>0</text:p>
          </table:table-cell>
          <table:table-cell office:value-type="float" office:value="153909" calcext:value-type="float">
            <text:p>15390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4</text:p>
          </table:table-cell>
          <table:table-cell office:value-type="float" office:value="0.089022" calcext:value-type="float">
            <text:p>0.089022</text:p>
          </table:table-cell>
          <table:table-cell office:value-type="float" office:value="0.012955" calcext:value-type="float">
            <text:p>0.012955</text:p>
          </table:table-cell>
          <table:table-cell office:value-type="float" office:value="0" calcext:value-type="float">
            <text:p>0</text:p>
          </table:table-cell>
          <table:table-cell office:value-type="float" office:value="166955" calcext:value-type="float">
            <text:p>16695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5</text:p>
          </table:table-cell>
          <table:table-cell office:value-type="float" office:value="0.095934" calcext:value-type="float">
            <text:p>0.095934</text:p>
          </table:table-cell>
          <table:table-cell office:value-type="float" office:value="0.010157" calcext:value-type="float">
            <text:p>0.010157</text:p>
          </table:table-cell>
          <table:table-cell office:value-type="float" office:value="0" calcext:value-type="float">
            <text:p>0</text:p>
          </table:table-cell>
          <table:table-cell office:value-type="float" office:value="146649" calcext:value-type="float">
            <text:p>146649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6</text:p>
          </table:table-cell>
          <table:table-cell office:value-type="float" office:value="0.128742" calcext:value-type="float">
            <text:p>0.128742</text:p>
          </table:table-cell>
          <table:table-cell office:value-type="float" office:value="0.008852" calcext:value-type="float">
            <text:p>0.008852</text:p>
          </table:table-cell>
          <table:table-cell office:value-type="float" office:value="0" calcext:value-type="float">
            <text:p>0</text:p>
          </table:table-cell>
          <table:table-cell office:value-type="float" office:value="148069" calcext:value-type="float">
            <text:p>148069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7</text:p>
          </table:table-cell>
          <table:table-cell office:value-type="float" office:value="0.187766" calcext:value-type="float">
            <text:p>0.187766</text:p>
          </table:table-cell>
          <table:table-cell office:value-type="float" office:value="0.013521" calcext:value-type="float">
            <text:p>0.013521</text:p>
          </table:table-cell>
          <table:table-cell office:value-type="float" office:value="0" calcext:value-type="float">
            <text:p>0</text:p>
          </table:table-cell>
          <table:table-cell office:value-type="float" office:value="167613" calcext:value-type="float">
            <text:p>16761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8</text:p>
          </table:table-cell>
          <table:table-cell office:value-type="float" office:value="0.114537" calcext:value-type="float">
            <text:p>0.114537</text:p>
          </table:table-cell>
          <table:table-cell office:value-type="float" office:value="0.014239" calcext:value-type="float">
            <text:p>0.014239</text:p>
          </table:table-cell>
          <table:table-cell office:value-type="float" office:value="0" calcext:value-type="float">
            <text:p>0</text:p>
          </table:table-cell>
          <table:table-cell office:value-type="float" office:value="150632" calcext:value-type="float">
            <text:p>150632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09</text:p>
          </table:table-cell>
          <table:table-cell office:value-type="float" office:value="0.070943" calcext:value-type="float">
            <text:p>0.070943</text:p>
          </table:table-cell>
          <table:table-cell office:value-type="float" office:value="0.009746" calcext:value-type="float">
            <text:p>0.009746</text:p>
          </table:table-cell>
          <table:table-cell office:value-type="float" office:value="0" calcext:value-type="float">
            <text:p>0</text:p>
          </table:table-cell>
          <table:table-cell office:value-type="float" office:value="142088" calcext:value-type="float">
            <text:p>142088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0</text:p>
          </table:table-cell>
          <table:table-cell office:value-type="float" office:value="0.070829" calcext:value-type="float">
            <text:p>0.070829</text:p>
          </table:table-cell>
          <table:table-cell office:value-type="float" office:value="0.009009" calcext:value-type="float">
            <text:p>0.009009</text:p>
          </table:table-cell>
          <table:table-cell office:value-type="float" office:value="0" calcext:value-type="float">
            <text:p>0</text:p>
          </table:table-cell>
          <table:table-cell office:value-type="float" office:value="157040" calcext:value-type="float">
            <text:p>15704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1</text:p>
          </table:table-cell>
          <table:table-cell office:value-type="float" office:value="0.055657" calcext:value-type="float">
            <text:p>0.055657</text:p>
          </table:table-cell>
          <table:table-cell office:value-type="float" office:value="0.007993" calcext:value-type="float">
            <text:p>0.007993</text:p>
          </table:table-cell>
          <table:table-cell office:value-type="float" office:value="0" calcext:value-type="float">
            <text:p>0</text:p>
          </table:table-cell>
          <table:table-cell office:value-type="float" office:value="139314" calcext:value-type="float">
            <text:p>13931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2</text:p>
          </table:table-cell>
          <table:table-cell office:value-type="float" office:value="0.095668" calcext:value-type="float">
            <text:p>0.095668</text:p>
          </table:table-cell>
          <table:table-cell office:value-type="float" office:value="0.014686" calcext:value-type="float">
            <text:p>0.014686</text:p>
          </table:table-cell>
          <table:table-cell office:value-type="float" office:value="0" calcext:value-type="float">
            <text:p>0</text:p>
          </table:table-cell>
          <table:table-cell office:value-type="float" office:value="198993" calcext:value-type="float">
            <text:p>19899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3</text:p>
          </table:table-cell>
          <table:table-cell office:value-type="float" office:value="0.107979" calcext:value-type="float">
            <text:p>0.107979</text:p>
          </table:table-cell>
          <table:table-cell office:value-type="float" office:value="0.011697" calcext:value-type="float">
            <text:p>0.011697</text:p>
          </table:table-cell>
          <table:table-cell office:value-type="float" office:value="0" calcext:value-type="float">
            <text:p>0</text:p>
          </table:table-cell>
          <table:table-cell office:value-type="float" office:value="145823" calcext:value-type="float">
            <text:p>14582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4</text:p>
          </table:table-cell>
          <table:table-cell office:value-type="float" office:value="0.169871" calcext:value-type="float">
            <text:p>0.169871</text:p>
          </table:table-cell>
          <table:table-cell office:value-type="float" office:value="0.012478" calcext:value-type="float">
            <text:p>0.012478</text:p>
          </table:table-cell>
          <table:table-cell office:value-type="float" office:value="0" calcext:value-type="float">
            <text:p>0</text:p>
          </table:table-cell>
          <table:table-cell office:value-type="float" office:value="156294" calcext:value-type="float">
            <text:p>15629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5</text:p>
          </table:table-cell>
          <table:table-cell office:value-type="float" office:value="0.072963" calcext:value-type="float">
            <text:p>0.072963</text:p>
          </table:table-cell>
          <table:table-cell office:value-type="float" office:value="0.007369" calcext:value-type="float">
            <text:p>0.007369</text:p>
          </table:table-cell>
          <table:table-cell office:value-type="float" office:value="0" calcext:value-type="float">
            <text:p>0</text:p>
          </table:table-cell>
          <table:table-cell office:value-type="float" office:value="140636" calcext:value-type="float">
            <text:p>140636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6</text:p>
          </table:table-cell>
          <table:table-cell office:value-type="float" office:value="0.141654" calcext:value-type="float">
            <text:p>0.141654</text:p>
          </table:table-cell>
          <table:table-cell office:value-type="float" office:value="0.010076" calcext:value-type="float">
            <text:p>0.010076</text:p>
          </table:table-cell>
          <table:table-cell office:value-type="float" office:value="0" calcext:value-type="float">
            <text:p>0</text:p>
          </table:table-cell>
          <table:table-cell office:value-type="float" office:value="142026" calcext:value-type="float">
            <text:p>142026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7</text:p>
          </table:table-cell>
          <table:table-cell office:value-type="float" office:value="0.14318" calcext:value-type="float">
            <text:p>0.14318</text:p>
          </table:table-cell>
          <table:table-cell office:value-type="float" office:value="0.012321" calcext:value-type="float">
            <text:p>0.012321</text:p>
          </table:table-cell>
          <table:table-cell office:value-type="float" office:value="0" calcext:value-type="float">
            <text:p>0</text:p>
          </table:table-cell>
          <table:table-cell office:value-type="float" office:value="142752" calcext:value-type="float">
            <text:p>14275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8</text:p>
          </table:table-cell>
          <table:table-cell office:value-type="float" office:value="0.098025" calcext:value-type="float">
            <text:p>0.098025</text:p>
          </table:table-cell>
          <table:table-cell office:value-type="float" office:value="0.010094" calcext:value-type="float">
            <text:p>0.010094</text:p>
          </table:table-cell>
          <table:table-cell office:value-type="float" office:value="0" calcext:value-type="float">
            <text:p>0</text:p>
          </table:table-cell>
          <table:table-cell office:value-type="float" office:value="144382" calcext:value-type="float">
            <text:p>14438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19</text:p>
          </table:table-cell>
          <table:table-cell office:value-type="float" office:value="0.145405" calcext:value-type="float">
            <text:p>0.145405</text:p>
          </table:table-cell>
          <table:table-cell office:value-type="float" office:value="0.013157" calcext:value-type="float">
            <text:p>0.013157</text:p>
          </table:table-cell>
          <table:table-cell office:value-type="float" office:value="0" calcext:value-type="float">
            <text:p>0</text:p>
          </table:table-cell>
          <table:table-cell office:value-type="float" office:value="167789" calcext:value-type="float">
            <text:p>167789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0</text:p>
          </table:table-cell>
          <table:table-cell office:value-type="float" office:value="0.095508" calcext:value-type="float">
            <text:p>0.095508</text:p>
          </table:table-cell>
          <table:table-cell office:value-type="float" office:value="0.008697" calcext:value-type="float">
            <text:p>0.008697</text:p>
          </table:table-cell>
          <table:table-cell office:value-type="float" office:value="0" calcext:value-type="float">
            <text:p>0</text:p>
          </table:table-cell>
          <table:table-cell office:value-type="float" office:value="130102" calcext:value-type="float">
            <text:p>13010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1</text:p>
          </table:table-cell>
          <table:table-cell office:value-type="float" office:value="0.130344" calcext:value-type="float">
            <text:p>0.130344</text:p>
          </table:table-cell>
          <table:table-cell office:value-type="float" office:value="0.015527" calcext:value-type="float">
            <text:p>0.015527</text:p>
          </table:table-cell>
          <table:table-cell office:value-type="float" office:value="0" calcext:value-type="float">
            <text:p>0</text:p>
          </table:table-cell>
          <table:table-cell office:value-type="float" office:value="185636" calcext:value-type="float">
            <text:p>18563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2</text:p>
          </table:table-cell>
          <table:table-cell office:value-type="float" office:value="0.105569" calcext:value-type="float">
            <text:p>0.105569</text:p>
          </table:table-cell>
          <table:table-cell office:value-type="float" office:value="0.009381" calcext:value-type="float">
            <text:p>0.009381</text:p>
          </table:table-cell>
          <table:table-cell office:value-type="float" office:value="0" calcext:value-type="float">
            <text:p>0</text:p>
          </table:table-cell>
          <table:table-cell office:value-type="float" office:value="135801" calcext:value-type="float">
            <text:p>135801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3</text:p>
          </table:table-cell>
          <table:table-cell office:value-type="float" office:value="0.123615" calcext:value-type="float">
            <text:p>0.123615</text:p>
          </table:table-cell>
          <table:table-cell office:value-type="float" office:value="0.012073" calcext:value-type="float">
            <text:p>0.012073</text:p>
          </table:table-cell>
          <table:table-cell office:value-type="float" office:value="0" calcext:value-type="float">
            <text:p>0</text:p>
          </table:table-cell>
          <table:table-cell office:value-type="float" office:value="164557" calcext:value-type="float">
            <text:p>16455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4</text:p>
          </table:table-cell>
          <table:table-cell office:value-type="float" office:value="0.090057" calcext:value-type="float">
            <text:p>0.090057</text:p>
          </table:table-cell>
          <table:table-cell office:value-type="float" office:value="0.009493" calcext:value-type="float">
            <text:p>0.009493</text:p>
          </table:table-cell>
          <table:table-cell office:value-type="float" office:value="0" calcext:value-type="float">
            <text:p>0</text:p>
          </table:table-cell>
          <table:table-cell office:value-type="float" office:value="143817" calcext:value-type="float">
            <text:p>14381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5</text:p>
          </table:table-cell>
          <table:table-cell office:value-type="float" office:value="0.154663" calcext:value-type="float">
            <text:p>0.154663</text:p>
          </table:table-cell>
          <table:table-cell office:value-type="float" office:value="0.01869" calcext:value-type="float">
            <text:p>0.01869</text:p>
          </table:table-cell>
          <table:table-cell office:value-type="float" office:value="0" calcext:value-type="float">
            <text:p>0</text:p>
          </table:table-cell>
          <table:table-cell office:value-type="float" office:value="177157" calcext:value-type="float">
            <text:p>17715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6</text:p>
          </table:table-cell>
          <table:table-cell office:value-type="float" office:value="0.213456" calcext:value-type="float">
            <text:p>0.213456</text:p>
          </table:table-cell>
          <table:table-cell office:value-type="float" office:value="0.023473" calcext:value-type="float">
            <text:p>0.023473</text:p>
          </table:table-cell>
          <table:table-cell office:value-type="float" office:value="0" calcext:value-type="float">
            <text:p>0</text:p>
          </table:table-cell>
          <table:table-cell office:value-type="float" office:value="148520" calcext:value-type="float">
            <text:p>14852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7</text:p>
          </table:table-cell>
          <table:table-cell office:value-type="float" office:value="0.217036" calcext:value-type="float">
            <text:p>0.217036</text:p>
          </table:table-cell>
          <table:table-cell office:value-type="float" office:value="0.018139" calcext:value-type="float">
            <text:p>0.018139</text:p>
          </table:table-cell>
          <table:table-cell office:value-type="float" office:value="0" calcext:value-type="float">
            <text:p>0</text:p>
          </table:table-cell>
          <table:table-cell office:value-type="float" office:value="165279" calcext:value-type="float">
            <text:p>165279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8</text:p>
          </table:table-cell>
          <table:table-cell office:value-type="float" office:value="0.156774" calcext:value-type="float">
            <text:p>0.156774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" calcext:value-type="float">
            <text:p>0</text:p>
          </table:table-cell>
          <table:table-cell office:value-type="float" office:value="154548" calcext:value-type="float">
            <text:p>154548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29</text:p>
          </table:table-cell>
          <table:table-cell office:value-type="float" office:value="0.078746" calcext:value-type="float">
            <text:p>0.078746</text:p>
          </table:table-cell>
          <table:table-cell office:value-type="float" office:value="0.011175" calcext:value-type="float">
            <text:p>0.011175</text:p>
          </table:table-cell>
          <table:table-cell office:value-type="float" office:value="0" calcext:value-type="float">
            <text:p>0</text:p>
          </table:table-cell>
          <table:table-cell office:value-type="float" office:value="161060" calcext:value-type="float">
            <text:p>16106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0</text:p>
          </table:table-cell>
          <table:table-cell office:value-type="float" office:value="0.083326" calcext:value-type="float">
            <text:p>0.083326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0" calcext:value-type="float">
            <text:p>0</text:p>
          </table:table-cell>
          <table:table-cell office:value-type="float" office:value="143772" calcext:value-type="float">
            <text:p>14377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1</text:p>
          </table:table-cell>
          <table:table-cell office:value-type="float" office:value="0.069565" calcext:value-type="float">
            <text:p>0.069565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0" calcext:value-type="float">
            <text:p>0</text:p>
          </table:table-cell>
          <table:table-cell office:value-type="float" office:value="174069" calcext:value-type="float">
            <text:p>174069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2</text:p>
          </table:table-cell>
          <table:table-cell office:value-type="float" office:value="0.138512" calcext:value-type="float">
            <text:p>0.138512</text:p>
          </table:table-cell>
          <table:table-cell office:value-type="float" office:value="0.015312" calcext:value-type="float">
            <text:p>0.015312</text:p>
          </table:table-cell>
          <table:table-cell office:value-type="float" office:value="0" calcext:value-type="float">
            <text:p>0</text:p>
          </table:table-cell>
          <table:table-cell office:value-type="float" office:value="184231" calcext:value-type="float">
            <text:p>18423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3</text:p>
          </table:table-cell>
          <table:table-cell office:value-type="float" office:value="0.187719" calcext:value-type="float">
            <text:p>0.187719</text:p>
          </table:table-cell>
          <table:table-cell office:value-type="float" office:value="0.011927" calcext:value-type="float">
            <text:p>0.011927</text:p>
          </table:table-cell>
          <table:table-cell office:value-type="float" office:value="0" calcext:value-type="float">
            <text:p>0</text:p>
          </table:table-cell>
          <table:table-cell office:value-type="float" office:value="159962" calcext:value-type="float">
            <text:p>15996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4</text:p>
          </table:table-cell>
          <table:table-cell office:value-type="float" office:value="0.183884" calcext:value-type="float">
            <text:p>0.183884</text:p>
          </table:table-cell>
          <table:table-cell office:value-type="float" office:value="0.013482" calcext:value-type="float">
            <text:p>0.013482</text:p>
          </table:table-cell>
          <table:table-cell office:value-type="float" office:value="0" calcext:value-type="float">
            <text:p>0</text:p>
          </table:table-cell>
          <table:table-cell office:value-type="float" office:value="149491" calcext:value-type="float">
            <text:p>149491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5</text:p>
          </table:table-cell>
          <table:table-cell office:value-type="float" office:value="0.165361" calcext:value-type="float">
            <text:p>0.165361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0" calcext:value-type="float">
            <text:p>0</text:p>
          </table:table-cell>
          <table:table-cell office:value-type="float" office:value="153362" calcext:value-type="float">
            <text:p>15336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6</text:p>
          </table:table-cell>
          <table:table-cell office:value-type="float" office:value="0.108077" calcext:value-type="float">
            <text:p>0.108077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" calcext:value-type="float">
            <text:p>0</text:p>
          </table:table-cell>
          <table:table-cell office:value-type="float" office:value="154405" calcext:value-type="float">
            <text:p>15440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7</text:p>
          </table:table-cell>
          <table:table-cell office:value-type="float" office:value="0.144818" calcext:value-type="float">
            <text:p>0.144818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" calcext:value-type="float">
            <text:p>0</text:p>
          </table:table-cell>
          <table:table-cell office:value-type="float" office:value="164112" calcext:value-type="float">
            <text:p>16411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8</text:p>
          </table:table-cell>
          <table:table-cell office:value-type="float" office:value="0.174659" calcext:value-type="float">
            <text:p>0.174659</text:p>
          </table:table-cell>
          <table:table-cell office:value-type="float" office:value="0.018152" calcext:value-type="float">
            <text:p>0.018152</text:p>
          </table:table-cell>
          <table:table-cell office:value-type="float" office:value="0" calcext:value-type="float">
            <text:p>0</text:p>
          </table:table-cell>
          <table:table-cell office:value-type="float" office:value="162113" calcext:value-type="float">
            <text:p>162113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39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013637" calcext:value-type="float">
            <text:p>0.013637</text:p>
          </table:table-cell>
          <table:table-cell office:value-type="float" office:value="0" calcext:value-type="float">
            <text:p>0</text:p>
          </table:table-cell>
          <table:table-cell office:value-type="float" office:value="167280" calcext:value-type="float">
            <text:p>16728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0</text:p>
          </table:table-cell>
          <table:table-cell office:value-type="float" office:value="0.124126" calcext:value-type="float">
            <text:p>0.124126</text:p>
          </table:table-cell>
          <table:table-cell office:value-type="float" office:value="0.008622" calcext:value-type="float">
            <text:p>0.008622</text:p>
          </table:table-cell>
          <table:table-cell office:value-type="float" office:value="0" calcext:value-type="float">
            <text:p>0</text:p>
          </table:table-cell>
          <table:table-cell office:value-type="float" office:value="145612" calcext:value-type="float">
            <text:p>14561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1</text:p>
          </table:table-cell>
          <table:table-cell office:value-type="float" office:value="0.131001" calcext:value-type="float">
            <text:p>0.13100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  <table:table-cell office:value-type="float" office:value="152917" calcext:value-type="float">
            <text:p>152917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2</text:p>
          </table:table-cell>
          <table:table-cell office:value-type="float" office:value="0.096574" calcext:value-type="float">
            <text:p>0.096574</text:p>
          </table:table-cell>
          <table:table-cell office:value-type="float" office:value="0.010747" calcext:value-type="float">
            <text:p>0.010747</text:p>
          </table:table-cell>
          <table:table-cell office:value-type="float" office:value="0" calcext:value-type="float">
            <text:p>0</text:p>
          </table:table-cell>
          <table:table-cell office:value-type="float" office:value="176882" calcext:value-type="float">
            <text:p>176882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3</text:p>
          </table:table-cell>
          <table:table-cell office:value-type="float" office:value="0.151262" calcext:value-type="float">
            <text:p>0.151262</text:p>
          </table:table-cell>
          <table:table-cell office:value-type="float" office:value="0.011229" calcext:value-type="float">
            <text:p>0.011229</text:p>
          </table:table-cell>
          <table:table-cell office:value-type="float" office:value="0" calcext:value-type="float">
            <text:p>0</text:p>
          </table:table-cell>
          <table:table-cell office:value-type="float" office:value="143524" calcext:value-type="float">
            <text:p>143524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4</text:p>
          </table:table-cell>
          <table:table-cell office:value-type="float" office:value="0.199999" calcext:value-type="float">
            <text:p>0.199999</text:p>
          </table:table-cell>
          <table:table-cell office:value-type="float" office:value="0.014569" calcext:value-type="float">
            <text:p>0.014569</text:p>
          </table:table-cell>
          <table:table-cell office:value-type="float" office:value="0" calcext:value-type="float">
            <text:p>0</text:p>
          </table:table-cell>
          <table:table-cell office:value-type="float" office:value="157363" calcext:value-type="float">
            <text:p>15736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5</text:p>
          </table:table-cell>
          <table:table-cell office:value-type="float" office:value="0.139642" calcext:value-type="float">
            <text:p>0.139642</text:p>
          </table:table-cell>
          <table:table-cell office:value-type="float" office:value="0.012352" calcext:value-type="float">
            <text:p>0.012352</text:p>
          </table:table-cell>
          <table:table-cell office:value-type="float" office:value="0" calcext:value-type="float">
            <text:p>0</text:p>
          </table:table-cell>
          <table:table-cell office:value-type="float" office:value="161598" calcext:value-type="float">
            <text:p>16159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6</text:p>
          </table:table-cell>
          <table:table-cell office:value-type="float" office:value="0.150673" calcext:value-type="float">
            <text:p>0.150673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" calcext:value-type="float">
            <text:p>0</text:p>
          </table:table-cell>
          <table:table-cell office:value-type="float" office:value="143947" calcext:value-type="float">
            <text:p>14394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7</text:p>
          </table:table-cell>
          <table:table-cell office:value-type="float" office:value="0.144251" calcext:value-type="float">
            <text:p>0.144251</text:p>
          </table:table-cell>
          <table:table-cell office:value-type="float" office:value="0.009227" calcext:value-type="float">
            <text:p>0.009227</text:p>
          </table:table-cell>
          <table:table-cell office:value-type="float" office:value="0" calcext:value-type="float">
            <text:p>0</text:p>
          </table:table-cell>
          <table:table-cell office:value-type="float" office:value="137412" calcext:value-type="float">
            <text:p>13741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8</text:p>
          </table:table-cell>
          <table:table-cell office:value-type="float" office:value="0.071913" calcext:value-type="float">
            <text:p>0.071913</text:p>
          </table:table-cell>
          <table:table-cell office:value-type="float" office:value="0.011204" calcext:value-type="float">
            <text:p>0.011204</text:p>
          </table:table-cell>
          <table:table-cell office:value-type="float" office:value="0" calcext:value-type="float">
            <text:p>0</text:p>
          </table:table-cell>
          <table:table-cell office:value-type="float" office:value="150758" calcext:value-type="float">
            <text:p>150758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49</text:p>
          </table:table-cell>
          <table:table-cell office:value-type="float" office:value="0.090681" calcext:value-type="float">
            <text:p>0.090681</text:p>
          </table:table-cell>
          <table:table-cell office:value-type="float" office:value="0.016157" calcext:value-type="float">
            <text:p>0.016157</text:p>
          </table:table-cell>
          <table:table-cell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0</text:p>
          </table:table-cell>
          <table:table-cell office:value-type="float" office:value="0.068701" calcext:value-type="float">
            <text:p>0.068701</text:p>
          </table:table-cell>
          <table:table-cell office:value-type="float" office:value="0.009166" calcext:value-type="float">
            <text:p>0.009166</text:p>
          </table:table-cell>
          <table:table-cell office:value-type="float" office:value="0" calcext:value-type="float">
            <text:p>0</text:p>
          </table:table-cell>
          <table:table-cell office:value-type="float" office:value="143877" calcext:value-type="float">
            <text:p>14387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1</text:p>
          </table:table-cell>
          <table:table-cell office:value-type="float" office:value="0.072086" calcext:value-type="float">
            <text:p>0.072086</text:p>
          </table:table-cell>
          <table:table-cell office:value-type="float" office:value="0.010191" calcext:value-type="float">
            <text:p>0.010191</text:p>
          </table:table-cell>
          <table:table-cell office:value-type="float" office:value="0" calcext:value-type="float">
            <text:p>0</text:p>
          </table:table-cell>
          <table:table-cell office:value-type="float" office:value="145302" calcext:value-type="float">
            <text:p>14530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2</text:p>
          </table:table-cell>
          <table:table-cell office:value-type="float" office:value="0.084902" calcext:value-type="float">
            <text:p>0.084902</text:p>
          </table:table-cell>
          <table:table-cell office:value-type="float" office:value="0.009318" calcext:value-type="float">
            <text:p>0.009318</text:p>
          </table:table-cell>
          <table:table-cell office:value-type="float" office:value="0" calcext:value-type="float">
            <text:p>0</text:p>
          </table:table-cell>
          <table:table-cell office:value-type="float" office:value="145800" calcext:value-type="float">
            <text:p>14580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3</text:p>
          </table:table-cell>
          <table:table-cell office:value-type="float" office:value="0.100632" calcext:value-type="float">
            <text:p>0.100632</text:p>
          </table:table-cell>
          <table:table-cell office:value-type="float" office:value="0.008413" calcext:value-type="float">
            <text:p>0.008413</text:p>
          </table:table-cell>
          <table:table-cell office:value-type="float" office:value="0" calcext:value-type="float">
            <text:p>0</text:p>
          </table:table-cell>
          <table:table-cell office:value-type="float" office:value="135530" calcext:value-type="float">
            <text:p>13553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4</text:p>
          </table:table-cell>
          <table:table-cell office:value-type="float" office:value="0.158922" calcext:value-type="float">
            <text:p>0.158922</text:p>
          </table:table-cell>
          <table:table-cell office:value-type="float" office:value="0.013086" calcext:value-type="float">
            <text:p>0.013086</text:p>
          </table:table-cell>
          <table:table-cell office:value-type="float" office:value="0" calcext:value-type="float">
            <text:p>0</text:p>
          </table:table-cell>
          <table:table-cell office:value-type="float" office:value="143736" calcext:value-type="float">
            <text:p>14373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5</text:p>
          </table:table-cell>
          <table:table-cell office:value-type="float" office:value="0.192508" calcext:value-type="float">
            <text:p>0.192508</text:p>
          </table:table-cell>
          <table:table-cell office:value-type="float" office:value="0.010979" calcext:value-type="float">
            <text:p>0.010979</text:p>
          </table:table-cell>
          <table:table-cell office:value-type="float" office:value="0" calcext:value-type="float">
            <text:p>0</text:p>
          </table:table-cell>
          <table:table-cell office:value-type="float" office:value="145944" calcext:value-type="float">
            <text:p>145944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6</text:p>
          </table:table-cell>
          <table:table-cell office:value-type="float" office:value="0.146121" calcext:value-type="float">
            <text:p>0.146121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79416" calcext:value-type="float">
            <text:p>179416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7</text:p>
          </table:table-cell>
          <table:table-cell office:value-type="float" office:value="0.113906" calcext:value-type="float">
            <text:p>0.113906</text:p>
          </table:table-cell>
          <table:table-cell office:value-type="float" office:value="0.013432" calcext:value-type="float">
            <text:p>0.013432</text:p>
          </table:table-cell>
          <table:table-cell office:value-type="float" office:value="0" calcext:value-type="float">
            <text:p>0</text:p>
          </table:table-cell>
          <table:table-cell office:value-type="float" office:value="160629" calcext:value-type="float">
            <text:p>160629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8</text:p>
          </table:table-cell>
          <table:table-cell office:value-type="float" office:value="0.071689" calcext:value-type="float">
            <text:p>0.071689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" calcext:value-type="float">
            <text:p>0</text:p>
          </table:table-cell>
          <table:table-cell office:value-type="float" office:value="171670" calcext:value-type="float">
            <text:p>17167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7:59</text:p>
          </table:table-cell>
          <table:table-cell office:value-type="float" office:value="0.121644" calcext:value-type="float">
            <text:p>0.121644</text:p>
          </table:table-cell>
          <table:table-cell office:value-type="float" office:value="0.009863" calcext:value-type="float">
            <text:p>0.009863</text:p>
          </table:table-cell>
          <table:table-cell office:value-type="float" office:value="0" calcext:value-type="float">
            <text:p>0</text:p>
          </table:table-cell>
          <table:table-cell office:value-type="float" office:value="160211" calcext:value-type="float">
            <text:p>16021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8:00</text:p>
          </table:table-cell>
          <table:table-cell office:value-type="float" office:value="0.12389" calcext:value-type="float">
            <text:p>0.12389</text:p>
          </table:table-cell>
          <table:table-cell office:value-type="float" office:value="0.021078" calcext:value-type="float">
            <text:p>0.021078</text:p>
          </table:table-cell>
          <table:table-cell office:value-type="float" office:value="0" calcext:value-type="float">
            <text:p>0</text:p>
          </table:table-cell>
          <table:table-cell office:value-type="float" office:value="148725" calcext:value-type="float">
            <text:p>14872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8:01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0.015342" calcext:value-type="float">
            <text:p>0.015342</text:p>
          </table:table-cell>
          <table:table-cell office:value-type="float" office:value="0" calcext:value-type="float">
            <text:p>0</text:p>
          </table:table-cell>
          <table:table-cell office:value-type="float" office:value="143537" calcext:value-type="float">
            <text:p>143537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8:02</text:p>
          </table:table-cell>
          <table:table-cell office:value-type="float" office:value="0.179589" calcext:value-type="float">
            <text:p>0.179589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0" calcext:value-type="float">
            <text:p>0</text:p>
          </table:table-cell>
          <table:table-cell office:value-type="float" office:value="133992" calcext:value-type="float">
            <text:p>13399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8:03</text:p>
          </table:table-cell>
          <table:table-cell office:value-type="float" office:value="0.23154" calcext:value-type="float">
            <text:p>0.23154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" calcext:value-type="float">
            <text:p>0</text:p>
          </table:table-cell>
          <table:table-cell office:value-type="float" office:value="177228" calcext:value-type="float">
            <text:p>17722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5:18:04</text:p>
          </table:table-cell>
          <table:table-cell office:value-type="float" office:value="0.198389" calcext:value-type="float">
            <text:p>0.198389</text:p>
          </table:table-cell>
          <table:table-cell office:value-type="float" office:value="0.024399" calcext:value-type="float">
            <text:p>0.024399</text:p>
          </table:table-cell>
          <table:table-cell office:value-type="float" office:value="0" calcext:value-type="float">
            <text:p>0</text:p>
          </table:table-cell>
          <table:table-cell office:value-type="float" office:value="155332" calcext:value-type="float">
            <text:p>155332</text:p>
          </table:table-cell>
          <table:table-cell office:value-type="float" office:value="901" calcext:value-type="float">
            <text:p>9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1:19:52.745658971</dc:date>
    <meta:editing-duration>PT1M3S</meta:editing-duration>
    <meta:editing-cycles>1</meta:editing-cycles>
    <meta:document-statistic meta:table-count="1" meta:cell-count="1673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ime.G1:time.G239 time.C1:time.D239" chart:data-source-has-labels="row" svg:x="0.32cm" svg:y="0.18cm" svg:width="13.361cm" svg:height="8.64cm">
          <chartooo:coordinate-region svg:x="1.232cm" svg:y="0.353cm" svg:width="12.078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C2:time.C239" chart:label-cell-address="time.C1:time.C1" chart:class="chart:scatter">
            <chart:domain table:cell-range-address="time.G2:time.G239"/>
            <chart:data-point chart:repeated="238"/>
          </chart:series>
          <chart:series chart:style-name="ch7" chart:values-cell-range-address="time.D2:time.D239" chart:label-cell-address="time.D1:time.D1" chart:class="chart:scatter">
            <chart:data-point chart:repeated="2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time.G2:time.G239</svg:desc>
                </draw:g>
              </table:table-cell>
              <table:table-cell office:value-type="float" office:value="0.024919">
                <text:p>0.024919</text:p>
                <draw:g>
                  <svg:desc>time.C2:time.C239</svg:desc>
                </draw:g>
              </table:table-cell>
              <table:table-cell office:value-type="float" office:value="0.013888">
                <text:p>0.013888</text:p>
                <draw:g>
                  <svg:desc>time.D2:time.D2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">
                <text:p>921</text:p>
              </table:table-cell>
              <table:table-cell office:value-type="float" office:value="0.071412">
                <text:p>0.071412</text:p>
              </table:table-cell>
              <table:table-cell office:value-type="float" office:value="0.014828">
                <text:p>0.014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7">
                <text:p>877</text:p>
              </table:table-cell>
              <table:table-cell office:value-type="float" office:value="0.039654">
                <text:p>0.039654</text:p>
              </table:table-cell>
              <table:table-cell office:value-type="float" office:value="0.013952">
                <text:p>0.013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5">
                <text:p>865</text:p>
              </table:table-cell>
              <table:table-cell office:value-type="float" office:value="0.10776">
                <text:p>0.10776</text:p>
              </table:table-cell>
              <table:table-cell office:value-type="float" office:value="0.062118">
                <text:p>0.062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7">
                <text:p>807</text:p>
              </table:table-cell>
              <table:table-cell office:value-type="float" office:value="0.177425">
                <text:p>0.177425</text:p>
              </table:table-cell>
              <table:table-cell office:value-type="float" office:value="0.038951">
                <text:p>0.038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3">
                <text:p>933</text:p>
              </table:table-cell>
              <table:table-cell office:value-type="float" office:value="0.131578">
                <text:p>0.131578</text:p>
              </table:table-cell>
              <table:table-cell office:value-type="float" office:value="0.022608">
                <text:p>0.02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1">
                <text:p>991</text:p>
              </table:table-cell>
              <table:table-cell office:value-type="float" office:value="0.072628">
                <text:p>0.072628</text:p>
              </table:table-cell>
              <table:table-cell office:value-type="float" office:value="0.010494">
                <text:p>0.010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1">
                <text:p>881</text:p>
              </table:table-cell>
              <table:table-cell office:value-type="float" office:value="0.034134">
                <text:p>0.034134</text:p>
              </table:table-cell>
              <table:table-cell office:value-type="float" office:value="0.011151">
                <text:p>0.011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2">
                <text:p>902</text:p>
              </table:table-cell>
              <table:table-cell office:value-type="float" office:value="0.049938">
                <text:p>0.049938</text:p>
              </table:table-cell>
              <table:table-cell office:value-type="float" office:value="0.011449">
                <text:p>0.011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8">
                <text:p>888</text:p>
              </table:table-cell>
              <table:table-cell office:value-type="float" office:value="0.053023">
                <text:p>0.053023</text:p>
              </table:table-cell>
              <table:table-cell office:value-type="float" office:value="0.009874">
                <text:p>0.009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0.067666">
                <text:p>0.067666</text:p>
              </table:table-cell>
              <table:table-cell office:value-type="float" office:value="0.01051">
                <text:p>0.01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7">
                <text:p>887</text:p>
              </table:table-cell>
              <table:table-cell office:value-type="float" office:value="0.028838">
                <text:p>0.028838</text:p>
              </table:table-cell>
              <table:table-cell office:value-type="float" office:value="0.007893">
                <text:p>0.0078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1">
                <text:p>901</text:p>
              </table:table-cell>
              <table:table-cell office:value-type="float" office:value="0.060249">
                <text:p>0.060249</text:p>
              </table:table-cell>
              <table:table-cell office:value-type="float" office:value="0.011235">
                <text:p>0.011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5">
                <text:p>895</text:p>
              </table:table-cell>
              <table:table-cell office:value-type="float" office:value="0.067006">
                <text:p>0.067006</text:p>
              </table:table-cell>
              <table:table-cell office:value-type="float" office:value="0.009534">
                <text:p>0.009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4">
                <text:p>904</text:p>
              </table:table-cell>
              <table:table-cell office:value-type="float" office:value="0.078413">
                <text:p>0.078413</text:p>
              </table:table-cell>
              <table:table-cell office:value-type="float" office:value="0.008402">
                <text:p>0.008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9">
                <text:p>899</text:p>
              </table:table-cell>
              <table:table-cell office:value-type="float" office:value="0.037247">
                <text:p>0.037247</text:p>
              </table:table-cell>
              <table:table-cell office:value-type="float" office:value="0.007937">
                <text:p>0.007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6">
                <text:p>896</text:p>
              </table:table-cell>
              <table:table-cell office:value-type="float" office:value="0.059783">
                <text:p>0.059783</text:p>
              </table:table-cell>
              <table:table-cell office:value-type="float" office:value="0.007686">
                <text:p>0.007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1">
                <text:p>841</text:p>
              </table:table-cell>
              <table:table-cell office:value-type="float" office:value="0.059257">
                <text:p>0.059257</text:p>
              </table:table-cell>
              <table:table-cell office:value-type="float" office:value="0.009045">
                <text:p>0.009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6">
                <text:p>936</text:p>
              </table:table-cell>
              <table:table-cell office:value-type="float" office:value="0.065939">
                <text:p>0.065939</text:p>
              </table:table-cell>
              <table:table-cell office:value-type="float" office:value="0.009081">
                <text:p>0.009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1">
                <text:p>881</text:p>
              </table:table-cell>
              <table:table-cell office:value-type="float" office:value="0.065738">
                <text:p>0.065738</text:p>
              </table:table-cell>
              <table:table-cell office:value-type="float" office:value="0.008664">
                <text:p>0.008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9">
                <text:p>899</text:p>
              </table:table-cell>
              <table:table-cell office:value-type="float" office:value="0.030813">
                <text:p>0.030813</text:p>
              </table:table-cell>
              <table:table-cell office:value-type="float" office:value="0.007768">
                <text:p>0.007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6">
                <text:p>896</text:p>
              </table:table-cell>
              <table:table-cell office:value-type="float" office:value="0.059156">
                <text:p>0.059156</text:p>
              </table:table-cell>
              <table:table-cell office:value-type="float" office:value="0.009996">
                <text:p>0.009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7">
                <text:p>877</text:p>
              </table:table-cell>
              <table:table-cell office:value-type="float" office:value="0.090085">
                <text:p>0.090085</text:p>
              </table:table-cell>
              <table:table-cell office:value-type="float" office:value="0.010886">
                <text:p>0.010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">
                <text:p>911</text:p>
              </table:table-cell>
              <table:table-cell office:value-type="float" office:value="0.113101">
                <text:p>0.113101</text:p>
              </table:table-cell>
              <table:table-cell office:value-type="float" office:value="0.011337">
                <text:p>0.011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9">
                <text:p>889</text:p>
              </table:table-cell>
              <table:table-cell office:value-type="float" office:value="0.066361">
                <text:p>0.066361</text:p>
              </table:table-cell>
              <table:table-cell office:value-type="float" office:value="0.011098">
                <text:p>0.011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">
                <text:p>885</text:p>
              </table:table-cell>
              <table:table-cell office:value-type="float" office:value="0.099176">
                <text:p>0.099176</text:p>
              </table:table-cell>
              <table:table-cell office:value-type="float" office:value="0.014368">
                <text:p>0.014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1">
                <text:p>811</text:p>
              </table:table-cell>
              <table:table-cell office:value-type="float" office:value="0.169872">
                <text:p>0.169872</text:p>
              </table:table-cell>
              <table:table-cell office:value-type="float" office:value="0.022081">
                <text:p>0.0220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6">
                <text:p>946</text:p>
              </table:table-cell>
              <table:table-cell office:value-type="float" office:value="0.232192">
                <text:p>0.232192</text:p>
              </table:table-cell>
              <table:table-cell office:value-type="float" office:value="0.018939">
                <text:p>0.0189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2">
                <text:p>852</text:p>
              </table:table-cell>
              <table:table-cell office:value-type="float" office:value="0.258067">
                <text:p>0.258067</text:p>
              </table:table-cell>
              <table:table-cell office:value-type="float" office:value="0.015786">
                <text:p>0.015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5">
                <text:p>885</text:p>
              </table:table-cell>
              <table:table-cell office:value-type="float" office:value="0.224476">
                <text:p>0.224476</text:p>
              </table:table-cell>
              <table:table-cell office:value-type="float" office:value="0.014095">
                <text:p>0.014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2">
                <text:p>872</text:p>
              </table:table-cell>
              <table:table-cell office:value-type="float" office:value="0.186395">
                <text:p>0.186395</text:p>
              </table:table-cell>
              <table:table-cell office:value-type="float" office:value="0.008648">
                <text:p>0.008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6">
                <text:p>846</text:p>
              </table:table-cell>
              <table:table-cell office:value-type="float" office:value="0.204351">
                <text:p>0.204351</text:p>
              </table:table-cell>
              <table:table-cell office:value-type="float" office:value="0.011829">
                <text:p>0.011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6">
                <text:p>886</text:p>
              </table:table-cell>
              <table:table-cell office:value-type="float" office:value="0.110023">
                <text:p>0.110023</text:p>
              </table:table-cell>
              <table:table-cell office:value-type="float" office:value="0.010884">
                <text:p>0.010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0">
                <text:p>860</text:p>
              </table:table-cell>
              <table:table-cell office:value-type="float" office:value="0.115184">
                <text:p>0.115184</text:p>
              </table:table-cell>
              <table:table-cell office:value-type="float" office:value="0.01464">
                <text:p>0.01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9">
                <text:p>869</text:p>
              </table:table-cell>
              <table:table-cell office:value-type="float" office:value="0.114063">
                <text:p>0.114063</text:p>
              </table:table-cell>
              <table:table-cell office:value-type="float" office:value="0.009919">
                <text:p>0.0099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2">
                <text:p>882</text:p>
              </table:table-cell>
              <table:table-cell office:value-type="float" office:value="0.110947">
                <text:p>0.110947</text:p>
              </table:table-cell>
              <table:table-cell office:value-type="float" office:value="0.012097">
                <text:p>0.0120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1">
                <text:p>921</text:p>
              </table:table-cell>
              <table:table-cell office:value-type="float" office:value="0.14445">
                <text:p>0.14445</text:p>
              </table:table-cell>
              <table:table-cell office:value-type="float" office:value="0.016874">
                <text:p>0.016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7">
                <text:p>857</text:p>
              </table:table-cell>
              <table:table-cell office:value-type="float" office:value="0.168424">
                <text:p>0.168424</text:p>
              </table:table-cell>
              <table:table-cell office:value-type="float" office:value="0.016205">
                <text:p>0.016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3">
                <text:p>933</text:p>
              </table:table-cell>
              <table:table-cell office:value-type="float" office:value="0.144675">
                <text:p>0.144675</text:p>
              </table:table-cell>
              <table:table-cell office:value-type="float" office:value="0.013599">
                <text:p>0.013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0">
                <text:p>870</text:p>
              </table:table-cell>
              <table:table-cell office:value-type="float" office:value="0.090495">
                <text:p>0.090495</text:p>
              </table:table-cell>
              <table:table-cell office:value-type="float" office:value="0.01262">
                <text:p>0.01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6">
                <text:p>876</text:p>
              </table:table-cell>
              <table:table-cell office:value-type="float" office:value="0.075738">
                <text:p>0.075738</text:p>
              </table:table-cell>
              <table:table-cell office:value-type="float" office:value="0.010982">
                <text:p>0.010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6">
                <text:p>876</text:p>
              </table:table-cell>
              <table:table-cell office:value-type="float" office:value="0.088867">
                <text:p>0.088867</text:p>
              </table:table-cell>
              <table:table-cell office:value-type="float" office:value="0.013676">
                <text:p>0.0136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6">
                <text:p>886</text:p>
              </table:table-cell>
              <table:table-cell office:value-type="float" office:value="0.103911">
                <text:p>0.103911</text:p>
              </table:table-cell>
              <table:table-cell office:value-type="float" office:value="0.010628">
                <text:p>0.0106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">
                <text:p>899</text:p>
              </table:table-cell>
              <table:table-cell office:value-type="float" office:value="0.075437">
                <text:p>0.075437</text:p>
              </table:table-cell>
              <table:table-cell office:value-type="float" office:value="0.009659">
                <text:p>0.009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085121">
                <text:p>0.085121</text:p>
              </table:table-cell>
              <table:table-cell office:value-type="float" office:value="0.009042">
                <text:p>0.009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5">
                <text:p>895</text:p>
              </table:table-cell>
              <table:table-cell office:value-type="float" office:value="0.059765">
                <text:p>0.059765</text:p>
              </table:table-cell>
              <table:table-cell office:value-type="float" office:value="0.007065">
                <text:p>0.0070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0.210777">
                <text:p>0.210777</text:p>
              </table:table-cell>
              <table:table-cell office:value-type="float" office:value="0.015383">
                <text:p>0.015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0">
                <text:p>810</text:p>
              </table:table-cell>
              <table:table-cell office:value-type="float" office:value="0.156074">
                <text:p>0.156074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0">
                <text:p>900</text:p>
              </table:table-cell>
              <table:table-cell office:value-type="float" office:value="0.179345">
                <text:p>0.179345</text:p>
              </table:table-cell>
              <table:table-cell office:value-type="float" office:value="0.020729">
                <text:p>0.0207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6">
                <text:p>926</text:p>
              </table:table-cell>
              <table:table-cell office:value-type="float" office:value="0.131819">
                <text:p>0.131819</text:p>
              </table:table-cell>
              <table:table-cell office:value-type="float" office:value="0.014679">
                <text:p>0.0146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8">
                <text:p>888</text:p>
              </table:table-cell>
              <table:table-cell office:value-type="float" office:value="0.096239">
                <text:p>0.096239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6">
                <text:p>886</text:p>
              </table:table-cell>
              <table:table-cell office:value-type="float" office:value="0.112933">
                <text:p>0.112933</text:p>
              </table:table-cell>
              <table:table-cell office:value-type="float" office:value="0.016987">
                <text:p>0.016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6">
                <text:p>866</text:p>
              </table:table-cell>
              <table:table-cell office:value-type="float" office:value="0.091662">
                <text:p>0.091662</text:p>
              </table:table-cell>
              <table:table-cell office:value-type="float" office:value="0.014169">
                <text:p>0.0141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6">
                <text:p>906</text:p>
              </table:table-cell>
              <table:table-cell office:value-type="float" office:value="0.199537">
                <text:p>0.199537</text:p>
              </table:table-cell>
              <table:table-cell office:value-type="float" office:value="0.016084">
                <text:p>0.016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4">
                <text:p>844</text:p>
              </table:table-cell>
              <table:table-cell office:value-type="float" office:value="0.202615">
                <text:p>0.202615</text:p>
              </table:table-cell>
              <table:table-cell office:value-type="float" office:value="0.024174">
                <text:p>0.0241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2">
                <text:p>902</text:p>
              </table:table-cell>
              <table:table-cell office:value-type="float" office:value="0.331807">
                <text:p>0.331807</text:p>
              </table:table-cell>
              <table:table-cell office:value-type="float" office:value="0.038137">
                <text:p>0.038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0">
                <text:p>870</text:p>
              </table:table-cell>
              <table:table-cell office:value-type="float" office:value="0.205385">
                <text:p>0.205385</text:p>
              </table:table-cell>
              <table:table-cell office:value-type="float" office:value="0.01961">
                <text:p>0.019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8">
                <text:p>838</text:p>
              </table:table-cell>
              <table:table-cell office:value-type="float" office:value="0.174202">
                <text:p>0.174202</text:p>
              </table:table-cell>
              <table:table-cell office:value-type="float" office:value="0.020418">
                <text:p>0.020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2">
                <text:p>872</text:p>
              </table:table-cell>
              <table:table-cell office:value-type="float" office:value="0.180977">
                <text:p>0.180977</text:p>
              </table:table-cell>
              <table:table-cell office:value-type="float" office:value="0.018958">
                <text:p>0.018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6">
                <text:p>926</text:p>
              </table:table-cell>
              <table:table-cell office:value-type="float" office:value="0.170116">
                <text:p>0.170116</text:p>
              </table:table-cell>
              <table:table-cell office:value-type="float" office:value="0.018402">
                <text:p>0.0184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9">
                <text:p>879</text:p>
              </table:table-cell>
              <table:table-cell office:value-type="float" office:value="0.109658">
                <text:p>0.109658</text:p>
              </table:table-cell>
              <table:table-cell office:value-type="float" office:value="0.013785">
                <text:p>0.0137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6">
                <text:p>866</text:p>
              </table:table-cell>
              <table:table-cell office:value-type="float" office:value="0.119153">
                <text:p>0.119153</text:p>
              </table:table-cell>
              <table:table-cell office:value-type="float" office:value="0.013003">
                <text:p>0.013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3">
                <text:p>863</text:p>
              </table:table-cell>
              <table:table-cell office:value-type="float" office:value="0.052607">
                <text:p>0.052607</text:p>
              </table:table-cell>
              <table:table-cell office:value-type="float" office:value="0.009788">
                <text:p>0.009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0">
                <text:p>900</text:p>
              </table:table-cell>
              <table:table-cell office:value-type="float" office:value="0.103733">
                <text:p>0.103733</text:p>
              </table:table-cell>
              <table:table-cell office:value-type="float" office:value="0.011189">
                <text:p>0.011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1">
                <text:p>841</text:p>
              </table:table-cell>
              <table:table-cell office:value-type="float" office:value="0.103043">
                <text:p>0.103043</text:p>
              </table:table-cell>
              <table:table-cell office:value-type="float" office:value="0.01554">
                <text:p>0.015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29">
                <text:p>929</text:p>
              </table:table-cell>
              <table:table-cell office:value-type="float" office:value="0.076809">
                <text:p>0.076809</text:p>
              </table:table-cell>
              <table:table-cell office:value-type="float" office:value="0.011801">
                <text:p>0.0118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8">
                <text:p>888</text:p>
              </table:table-cell>
              <table:table-cell office:value-type="float" office:value="0.090787">
                <text:p>0.090787</text:p>
              </table:table-cell>
              <table:table-cell office:value-type="float" office:value="0.009372">
                <text:p>0.009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8">
                <text:p>868</text:p>
              </table:table-cell>
              <table:table-cell office:value-type="float" office:value="0.070703">
                <text:p>0.070703</text:p>
              </table:table-cell>
              <table:table-cell office:value-type="float" office:value="0.010963">
                <text:p>0.010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5">
                <text:p>905</text:p>
              </table:table-cell>
              <table:table-cell office:value-type="float" office:value="0.068036">
                <text:p>0.068036</text:p>
              </table:table-cell>
              <table:table-cell office:value-type="float" office:value="0.01017">
                <text:p>0.01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1">
                <text:p>841</text:p>
              </table:table-cell>
              <table:table-cell office:value-type="float" office:value="0.178794">
                <text:p>0.178794</text:p>
              </table:table-cell>
              <table:table-cell office:value-type="float" office:value="0.012256">
                <text:p>0.012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1">
                <text:p>851</text:p>
              </table:table-cell>
              <table:table-cell office:value-type="float" office:value="0.161017">
                <text:p>0.161017</text:p>
              </table:table-cell>
              <table:table-cell office:value-type="float" office:value="0.018276">
                <text:p>0.0182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6">
                <text:p>956</text:p>
              </table:table-cell>
              <table:table-cell office:value-type="float" office:value="0.168835">
                <text:p>0.168835</text:p>
              </table:table-cell>
              <table:table-cell office:value-type="float" office:value="0.014684">
                <text:p>0.014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0.127795">
                <text:p>0.127795</text:p>
              </table:table-cell>
              <table:table-cell office:value-type="float" office:value="0.010891">
                <text:p>0.010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0">
                <text:p>890</text:p>
              </table:table-cell>
              <table:table-cell office:value-type="float" office:value="0.070312">
                <text:p>0.070312</text:p>
              </table:table-cell>
              <table:table-cell office:value-type="float" office:value="0.009549">
                <text:p>0.0095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5">
                <text:p>885</text:p>
              </table:table-cell>
              <table:table-cell office:value-type="float" office:value="0.085798">
                <text:p>0.085798</text:p>
              </table:table-cell>
              <table:table-cell office:value-type="float" office:value="0.010241">
                <text:p>0.010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2">
                <text:p>872</text:p>
              </table:table-cell>
              <table:table-cell office:value-type="float" office:value="0.093283">
                <text:p>0.093283</text:p>
              </table:table-cell>
              <table:table-cell office:value-type="float" office:value="0.01409">
                <text:p>0.01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7">
                <text:p>887</text:p>
              </table:table-cell>
              <table:table-cell office:value-type="float" office:value="0.087808">
                <text:p>0.087808</text:p>
              </table:table-cell>
              <table:table-cell office:value-type="float" office:value="0.010357">
                <text:p>0.0103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2">
                <text:p>882</text:p>
              </table:table-cell>
              <table:table-cell office:value-type="float" office:value="0.058071">
                <text:p>0.058071</text:p>
              </table:table-cell>
              <table:table-cell office:value-type="float" office:value="0.008795">
                <text:p>0.0087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2">
                <text:p>852</text:p>
              </table:table-cell>
              <table:table-cell office:value-type="float" office:value="0.104417">
                <text:p>0.104417</text:p>
              </table:table-cell>
              <table:table-cell office:value-type="float" office:value="0.015376">
                <text:p>0.015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7">
                <text:p>907</text:p>
              </table:table-cell>
              <table:table-cell office:value-type="float" office:value="0.179605">
                <text:p>0.179605</text:p>
              </table:table-cell>
              <table:table-cell office:value-type="float" office:value="0.016439">
                <text:p>0.0164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4">
                <text:p>914</text:p>
              </table:table-cell>
              <table:table-cell office:value-type="float" office:value="0.188625">
                <text:p>0.188625</text:p>
              </table:table-cell>
              <table:table-cell office:value-type="float" office:value="0.018135">
                <text:p>0.018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9">
                <text:p>879</text:p>
              </table:table-cell>
              <table:table-cell office:value-type="float" office:value="0.148598">
                <text:p>0.148598</text:p>
              </table:table-cell>
              <table:table-cell office:value-type="float" office:value="0.013772">
                <text:p>0.013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9">
                <text:p>879</text:p>
              </table:table-cell>
              <table:table-cell office:value-type="float" office:value="0.177377">
                <text:p>0.177377</text:p>
              </table:table-cell>
              <table:table-cell office:value-type="float" office:value="0.012615">
                <text:p>0.0126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8">
                <text:p>878</text:p>
              </table:table-cell>
              <table:table-cell office:value-type="float" office:value="0.136026">
                <text:p>0.136026</text:p>
              </table:table-cell>
              <table:table-cell office:value-type="float" office:value="0.009922">
                <text:p>0.009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">
                <text:p>860</text:p>
              </table:table-cell>
              <table:table-cell office:value-type="float" office:value="0.078053">
                <text:p>0.078053</text:p>
              </table:table-cell>
              <table:table-cell office:value-type="float" office:value="0.010221">
                <text:p>0.0102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8">
                <text:p>858</text:p>
              </table:table-cell>
              <table:table-cell office:value-type="float" office:value="0.039443">
                <text:p>0.039443</text:p>
              </table:table-cell>
              <table:table-cell office:value-type="float" office:value="0.007595">
                <text:p>0.0075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4">
                <text:p>874</text:p>
              </table:table-cell>
              <table:table-cell office:value-type="float" office:value="0.084802">
                <text:p>0.084802</text:p>
              </table:table-cell>
              <table:table-cell office:value-type="float" office:value="0.011101">
                <text:p>0.011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4">
                <text:p>894</text:p>
              </table:table-cell>
              <table:table-cell office:value-type="float" office:value="0.092712">
                <text:p>0.092712</text:p>
              </table:table-cell>
              <table:table-cell office:value-type="float" office:value="0.01574">
                <text:p>0.015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9">
                <text:p>829</text:p>
              </table:table-cell>
              <table:table-cell office:value-type="float" office:value="0.111968">
                <text:p>0.111968</text:p>
              </table:table-cell>
              <table:table-cell office:value-type="float" office:value="0.01159">
                <text:p>0.01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0">
                <text:p>970</text:p>
              </table:table-cell>
              <table:table-cell office:value-type="float" office:value="0.071442">
                <text:p>0.071442</text:p>
              </table:table-cell>
              <table:table-cell office:value-type="float" office:value="0.008272">
                <text:p>0.0082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0">
                <text:p>880</text:p>
              </table:table-cell>
              <table:table-cell office:value-type="float" office:value="0.102495">
                <text:p>0.102495</text:p>
              </table:table-cell>
              <table:table-cell office:value-type="float" office:value="0.011418">
                <text:p>0.011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1">
                <text:p>881</text:p>
              </table:table-cell>
              <table:table-cell office:value-type="float" office:value="0.115123">
                <text:p>0.115123</text:p>
              </table:table-cell>
              <table:table-cell office:value-type="float" office:value="0.011587">
                <text:p>0.011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8">
                <text:p>898</text:p>
              </table:table-cell>
              <table:table-cell office:value-type="float" office:value="0.092459">
                <text:p>0.092459</text:p>
              </table:table-cell>
              <table:table-cell office:value-type="float" office:value="0.012421">
                <text:p>0.012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5">
                <text:p>915</text:p>
              </table:table-cell>
              <table:table-cell office:value-type="float" office:value="0.100562">
                <text:p>0.100562</text:p>
              </table:table-cell>
              <table:table-cell office:value-type="float" office:value="0.010492">
                <text:p>0.0104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2">
                <text:p>862</text:p>
              </table:table-cell>
              <table:table-cell office:value-type="float" office:value="0.203107">
                <text:p>0.203107</text:p>
              </table:table-cell>
              <table:table-cell office:value-type="float" office:value="0.011047">
                <text:p>0.011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3">
                <text:p>873</text:p>
              </table:table-cell>
              <table:table-cell office:value-type="float" office:value="0.253263">
                <text:p>0.253263</text:p>
              </table:table-cell>
              <table:table-cell office:value-type="float" office:value="0.023679">
                <text:p>0.0236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7">
                <text:p>927</text:p>
              </table:table-cell>
              <table:table-cell office:value-type="float" office:value="0.133434">
                <text:p>0.133434</text:p>
              </table:table-cell>
              <table:table-cell office:value-type="float" office:value="0.013284">
                <text:p>0.013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9">
                <text:p>869</text:p>
              </table:table-cell>
              <table:table-cell office:value-type="float" office:value="0.070185">
                <text:p>0.070185</text:p>
              </table:table-cell>
              <table:table-cell office:value-type="float" office:value="0.009524">
                <text:p>0.009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1">
                <text:p>891</text:p>
              </table:table-cell>
              <table:table-cell office:value-type="float" office:value="0.098978">
                <text:p>0.098978</text:p>
              </table:table-cell>
              <table:table-cell office:value-type="float" office:value="0.011418">
                <text:p>0.0114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3">
                <text:p>863</text:p>
              </table:table-cell>
              <table:table-cell office:value-type="float" office:value="0.095244">
                <text:p>0.095244</text:p>
              </table:table-cell>
              <table:table-cell office:value-type="float" office:value="0.009527">
                <text:p>0.0095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7">
                <text:p>857</text:p>
              </table:table-cell>
              <table:table-cell office:value-type="float" office:value="0.107523">
                <text:p>0.107523</text:p>
              </table:table-cell>
              <table:table-cell office:value-type="float" office:value="0.015841">
                <text:p>0.015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3">
                <text:p>923</text:p>
              </table:table-cell>
              <table:table-cell office:value-type="float" office:value="0.113677">
                <text:p>0.113677</text:p>
              </table:table-cell>
              <table:table-cell office:value-type="float" office:value="0.013621">
                <text:p>0.013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7">
                <text:p>837</text:p>
              </table:table-cell>
              <table:table-cell office:value-type="float" office:value="0.108348">
                <text:p>0.108348</text:p>
              </table:table-cell>
              <table:table-cell office:value-type="float" office:value="0.013828">
                <text:p>0.013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8">
                <text:p>898</text:p>
              </table:table-cell>
              <table:table-cell office:value-type="float" office:value="0.132403">
                <text:p>0.132403</text:p>
              </table:table-cell>
              <table:table-cell office:value-type="float" office:value="0.020445">
                <text:p>0.0204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11">
                <text:p>911</text:p>
              </table:table-cell>
              <table:table-cell office:value-type="float" office:value="0.21881">
                <text:p>0.21881</text:p>
              </table:table-cell>
              <table:table-cell office:value-type="float" office:value="0.011745">
                <text:p>0.011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5">
                <text:p>855</text:p>
              </table:table-cell>
              <table:table-cell office:value-type="float" office:value="0.246819">
                <text:p>0.246819</text:p>
              </table:table-cell>
              <table:table-cell office:value-type="float" office:value="0.031013">
                <text:p>0.0310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13">
                <text:p>913</text:p>
              </table:table-cell>
              <table:table-cell office:value-type="float" office:value="0.251793">
                <text:p>0.251793</text:p>
              </table:table-cell>
              <table:table-cell office:value-type="float" office:value="0.022006">
                <text:p>0.0220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2">
                <text:p>852</text:p>
              </table:table-cell>
              <table:table-cell office:value-type="float" office:value="0.153933">
                <text:p>0.153933</text:p>
              </table:table-cell>
              <table:table-cell office:value-type="float" office:value="0.014485">
                <text:p>0.0144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0">
                <text:p>890</text:p>
              </table:table-cell>
              <table:table-cell office:value-type="float" office:value="0.099266">
                <text:p>0.099266</text:p>
              </table:table-cell>
              <table:table-cell office:value-type="float" office:value="0.009515">
                <text:p>0.009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65">
                <text:p>865</text:p>
              </table:table-cell>
              <table:table-cell office:value-type="float" office:value="0.110683">
                <text:p>0.110683</text:p>
              </table:table-cell>
              <table:table-cell office:value-type="float" office:value="0.010397">
                <text:p>0.010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3">
                <text:p>833</text:p>
              </table:table-cell>
              <table:table-cell office:value-type="float" office:value="0.135204">
                <text:p>0.135204</text:p>
              </table:table-cell>
              <table:table-cell office:value-type="float" office:value="0.013886">
                <text:p>0.013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8">
                <text:p>918</text:p>
              </table:table-cell>
              <table:table-cell office:value-type="float" office:value="0.101858">
                <text:p>0.101858</text:p>
              </table:table-cell>
              <table:table-cell office:value-type="float" office:value="0.011485">
                <text:p>0.0114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0">
                <text:p>860</text:p>
              </table:table-cell>
              <table:table-cell office:value-type="float" office:value="0.089778">
                <text:p>0.089778</text:p>
              </table:table-cell>
              <table:table-cell office:value-type="float" office:value="0.009779">
                <text:p>0.0097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1">
                <text:p>881</text:p>
              </table:table-cell>
              <table:table-cell office:value-type="float" office:value="0.207362">
                <text:p>0.207362</text:p>
              </table:table-cell>
              <table:table-cell office:value-type="float" office:value="0.021704">
                <text:p>0.0217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0">
                <text:p>830</text:p>
              </table:table-cell>
              <table:table-cell office:value-type="float" office:value="0.29066">
                <text:p>0.29066</text:p>
              </table:table-cell>
              <table:table-cell office:value-type="float" office:value="0.028077">
                <text:p>0.0280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2">
                <text:p>942</text:p>
              </table:table-cell>
              <table:table-cell office:value-type="float" office:value="0.276892">
                <text:p>0.276892</text:p>
              </table:table-cell>
              <table:table-cell office:value-type="float" office:value="0.019494">
                <text:p>0.0194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02">
                <text:p>902</text:p>
              </table:table-cell>
              <table:table-cell office:value-type="float" office:value="0.133952">
                <text:p>0.133952</text:p>
              </table:table-cell>
              <table:table-cell office:value-type="float" office:value="0.017153">
                <text:p>0.0171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8">
                <text:p>878</text:p>
              </table:table-cell>
              <table:table-cell office:value-type="float" office:value="0.12562">
                <text:p>0.12562</text:p>
              </table:table-cell>
              <table:table-cell office:value-type="float" office:value="0.012388">
                <text:p>0.0123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94">
                <text:p>894</text:p>
              </table:table-cell>
              <table:table-cell office:value-type="float" office:value="0.094447">
                <text:p>0.094447</text:p>
              </table:table-cell>
              <table:table-cell office:value-type="float" office:value="0.009317">
                <text:p>0.009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9">
                <text:p>879</text:p>
              </table:table-cell>
              <table:table-cell office:value-type="float" office:value="0.1544">
                <text:p>0.1544</text:p>
              </table:table-cell>
              <table:table-cell office:value-type="float" office:value="0.010413">
                <text:p>0.010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6">
                <text:p>836</text:p>
              </table:table-cell>
              <table:table-cell office:value-type="float" office:value="0.138114">
                <text:p>0.138114</text:p>
              </table:table-cell>
              <table:table-cell office:value-type="float" office:value="0.011951">
                <text:p>0.0119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">
                <text:p>915</text:p>
              </table:table-cell>
              <table:table-cell office:value-type="float" office:value="0.174326">
                <text:p>0.174326</text:p>
              </table:table-cell>
              <table:table-cell office:value-type="float" office:value="0.015059">
                <text:p>0.0150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2">
                <text:p>882</text:p>
              </table:table-cell>
              <table:table-cell office:value-type="float" office:value="0.126883">
                <text:p>0.126883</text:p>
              </table:table-cell>
              <table:table-cell office:value-type="float" office:value="0.012804">
                <text:p>0.0128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4">
                <text:p>884</text:p>
              </table:table-cell>
              <table:table-cell office:value-type="float" office:value="0.134523">
                <text:p>0.134523</text:p>
              </table:table-cell>
              <table:table-cell office:value-type="float" office:value="0.010327">
                <text:p>0.010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3">
                <text:p>873</text:p>
              </table:table-cell>
              <table:table-cell office:value-type="float" office:value="0.130928">
                <text:p>0.130928</text:p>
              </table:table-cell>
              <table:table-cell office:value-type="float" office:value="0.01527">
                <text:p>0.015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2">
                <text:p>852</text:p>
              </table:table-cell>
              <table:table-cell office:value-type="float" office:value="0.171797">
                <text:p>0.171797</text:p>
              </table:table-cell>
              <table:table-cell office:value-type="float" office:value="0.015446">
                <text:p>0.0154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0">
                <text:p>890</text:p>
              </table:table-cell>
              <table:table-cell office:value-type="float" office:value="0.067655">
                <text:p>0.067655</text:p>
              </table:table-cell>
              <table:table-cell office:value-type="float" office:value="0.011504">
                <text:p>0.0115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51">
                <text:p>851</text:p>
              </table:table-cell>
              <table:table-cell office:value-type="float" office:value="0.126585">
                <text:p>0.126585</text:p>
              </table:table-cell>
              <table:table-cell office:value-type="float" office:value="0.011684">
                <text:p>0.011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9">
                <text:p>859</text:p>
              </table:table-cell>
              <table:table-cell office:value-type="float" office:value="0.134372">
                <text:p>0.134372</text:p>
              </table:table-cell>
              <table:table-cell office:value-type="float" office:value="0.015224">
                <text:p>0.0152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4">
                <text:p>864</text:p>
              </table:table-cell>
              <table:table-cell office:value-type="float" office:value="0.152569">
                <text:p>0.152569</text:p>
              </table:table-cell>
              <table:table-cell office:value-type="float" office:value="0.024681">
                <text:p>0.0246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6">
                <text:p>936</text:p>
              </table:table-cell>
              <table:table-cell office:value-type="float" office:value="0.155194">
                <text:p>0.155194</text:p>
              </table:table-cell>
              <table:table-cell office:value-type="float" office:value="0.01321">
                <text:p>0.013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9">
                <text:p>879</text:p>
              </table:table-cell>
              <table:table-cell office:value-type="float" office:value="0.203255">
                <text:p>0.203255</text:p>
              </table:table-cell>
              <table:table-cell office:value-type="float" office:value="0.018237">
                <text:p>0.0182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5">
                <text:p>805</text:p>
              </table:table-cell>
              <table:table-cell office:value-type="float" office:value="0.156256">
                <text:p>0.156256</text:p>
              </table:table-cell>
              <table:table-cell office:value-type="float" office:value="0.013743">
                <text:p>0.0137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4">
                <text:p>914</text:p>
              </table:table-cell>
              <table:table-cell office:value-type="float" office:value="0.21353">
                <text:p>0.21353</text:p>
              </table:table-cell>
              <table:table-cell office:value-type="float" office:value="0.016811">
                <text:p>0.016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8">
                <text:p>878</text:p>
              </table:table-cell>
              <table:table-cell office:value-type="float" office:value="0.139226">
                <text:p>0.139226</text:p>
              </table:table-cell>
              <table:table-cell office:value-type="float" office:value="0.01509">
                <text:p>0.015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0">
                <text:p>880</text:p>
              </table:table-cell>
              <table:table-cell office:value-type="float" office:value="0.121305">
                <text:p>0.121305</text:p>
              </table:table-cell>
              <table:table-cell office:value-type="float" office:value="0.00866">
                <text:p>0.008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77">
                <text:p>877</text:p>
              </table:table-cell>
              <table:table-cell office:value-type="float" office:value="0.115106">
                <text:p>0.115106</text:p>
              </table:table-cell>
              <table:table-cell office:value-type="float" office:value="0.012347">
                <text:p>0.0123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5">
                <text:p>905</text:p>
              </table:table-cell>
              <table:table-cell office:value-type="float" office:value="0.131107">
                <text:p>0.131107</text:p>
              </table:table-cell>
              <table:table-cell office:value-type="float" office:value="0.014418">
                <text:p>0.0144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9">
                <text:p>889</text:p>
              </table:table-cell>
              <table:table-cell office:value-type="float" office:value="0.14848">
                <text:p>0.14848</text:p>
              </table:table-cell>
              <table:table-cell office:value-type="float" office:value="0.013409">
                <text:p>0.013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5">
                <text:p>895</text:p>
              </table:table-cell>
              <table:table-cell office:value-type="float" office:value="0.159062">
                <text:p>0.159062</text:p>
              </table:table-cell>
              <table:table-cell office:value-type="float" office:value="0.016453">
                <text:p>0.0164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0">
                <text:p>880</text:p>
              </table:table-cell>
              <table:table-cell office:value-type="float" office:value="0.186577">
                <text:p>0.186577</text:p>
              </table:table-cell>
              <table:table-cell office:value-type="float" office:value="0.017968">
                <text:p>0.017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5">
                <text:p>875</text:p>
              </table:table-cell>
              <table:table-cell office:value-type="float" office:value="0.104123">
                <text:p>0.104123</text:p>
              </table:table-cell>
              <table:table-cell office:value-type="float" office:value="0.012137">
                <text:p>0.0121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3">
                <text:p>873</text:p>
              </table:table-cell>
              <table:table-cell office:value-type="float" office:value="0.112842">
                <text:p>0.112842</text:p>
              </table:table-cell>
              <table:table-cell office:value-type="float" office:value="0.01261">
                <text:p>0.012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9">
                <text:p>879</text:p>
              </table:table-cell>
              <table:table-cell office:value-type="float" office:value="0.172343">
                <text:p>0.172343</text:p>
              </table:table-cell>
              <table:table-cell office:value-type="float" office:value="0.013067">
                <text:p>0.0130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8">
                <text:p>888</text:p>
              </table:table-cell>
              <table:table-cell office:value-type="float" office:value="0.077165">
                <text:p>0.077165</text:p>
              </table:table-cell>
              <table:table-cell office:value-type="float" office:value="0.009105">
                <text:p>0.009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6">
                <text:p>866</text:p>
              </table:table-cell>
              <table:table-cell office:value-type="float" office:value="0.125048">
                <text:p>0.125048</text:p>
              </table:table-cell>
              <table:table-cell office:value-type="float" office:value="0.01355">
                <text:p>0.013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2">
                <text:p>902</text:p>
              </table:table-cell>
              <table:table-cell office:value-type="float" office:value="0.175209">
                <text:p>0.175209</text:p>
              </table:table-cell>
              <table:table-cell office:value-type="float" office:value="0.020698">
                <text:p>0.0206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4">
                <text:p>884</text:p>
              </table:table-cell>
              <table:table-cell office:value-type="float" office:value="0.226912">
                <text:p>0.226912</text:p>
              </table:table-cell>
              <table:table-cell office:value-type="float" office:value="0.019089">
                <text:p>0.0190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0">
                <text:p>880</text:p>
              </table:table-cell>
              <table:table-cell office:value-type="float" office:value="0.241905">
                <text:p>0.241905</text:p>
              </table:table-cell>
              <table:table-cell office:value-type="float" office:value="0.016643">
                <text:p>0.0166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9">
                <text:p>869</text:p>
              </table:table-cell>
              <table:table-cell office:value-type="float" office:value="0.124041">
                <text:p>0.124041</text:p>
              </table:table-cell>
              <table:table-cell office:value-type="float" office:value="0.015473">
                <text:p>0.0154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76">
                <text:p>876</text:p>
              </table:table-cell>
              <table:table-cell office:value-type="float" office:value="0.155243">
                <text:p>0.155243</text:p>
              </table:table-cell>
              <table:table-cell office:value-type="float" office:value="0.011547">
                <text:p>0.0115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7">
                <text:p>867</text:p>
              </table:table-cell>
              <table:table-cell office:value-type="float" office:value="0.090298">
                <text:p>0.090298</text:p>
              </table:table-cell>
              <table:table-cell office:value-type="float" office:value="0.015022">
                <text:p>0.0150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8">
                <text:p>848</text:p>
              </table:table-cell>
              <table:table-cell office:value-type="float" office:value="0.118819">
                <text:p>0.118819</text:p>
              </table:table-cell>
              <table:table-cell office:value-type="float" office:value="0.013873">
                <text:p>0.0138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0">
                <text:p>840</text:p>
              </table:table-cell>
              <table:table-cell office:value-type="float" office:value="0.103499">
                <text:p>0.103499</text:p>
              </table:table-cell>
              <table:table-cell office:value-type="float" office:value="0.010235">
                <text:p>0.0102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3">
                <text:p>903</text:p>
              </table:table-cell>
              <table:table-cell office:value-type="float" office:value="0.123986">
                <text:p>0.123986</text:p>
              </table:table-cell>
              <table:table-cell office:value-type="float" office:value="0.010141">
                <text:p>0.010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07">
                <text:p>907</text:p>
              </table:table-cell>
              <table:table-cell office:value-type="float" office:value="0.107628">
                <text:p>0.107628</text:p>
              </table:table-cell>
              <table:table-cell office:value-type="float" office:value="0.010753">
                <text:p>0.010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7">
                <text:p>867</text:p>
              </table:table-cell>
              <table:table-cell office:value-type="float" office:value="0.104198">
                <text:p>0.104198</text:p>
              </table:table-cell>
              <table:table-cell office:value-type="float" office:value="0.011633">
                <text:p>0.011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3">
                <text:p>913</text:p>
              </table:table-cell>
              <table:table-cell office:value-type="float" office:value="0.124488">
                <text:p>0.124488</text:p>
              </table:table-cell>
              <table:table-cell office:value-type="float" office:value="0.011166">
                <text:p>0.0111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8">
                <text:p>858</text:p>
              </table:table-cell>
              <table:table-cell office:value-type="float" office:value="0.124192">
                <text:p>0.124192</text:p>
              </table:table-cell>
              <table:table-cell office:value-type="float" office:value="0.012328">
                <text:p>0.0123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8">
                <text:p>928</text:p>
              </table:table-cell>
              <table:table-cell office:value-type="float" office:value="0.149494">
                <text:p>0.149494</text:p>
              </table:table-cell>
              <table:table-cell office:value-type="float" office:value="0.026218">
                <text:p>0.0262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1">
                <text:p>901</text:p>
              </table:table-cell>
              <table:table-cell office:value-type="float" office:value="0.191918">
                <text:p>0.191918</text:p>
              </table:table-cell>
              <table:table-cell office:value-type="float" office:value="0.020069">
                <text:p>0.0200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8">
                <text:p>868</text:p>
              </table:table-cell>
              <table:table-cell office:value-type="float" office:value="0.155069">
                <text:p>0.155069</text:p>
              </table:table-cell>
              <table:table-cell office:value-type="float" office:value="0.016074">
                <text:p>0.0160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1">
                <text:p>881</text:p>
              </table:table-cell>
              <table:table-cell office:value-type="float" office:value="0.113874">
                <text:p>0.113874</text:p>
              </table:table-cell>
              <table:table-cell office:value-type="float" office:value="0.01108">
                <text:p>0.01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8">
                <text:p>868</text:p>
              </table:table-cell>
              <table:table-cell office:value-type="float" office:value="0.096544">
                <text:p>0.096544</text:p>
              </table:table-cell>
              <table:table-cell office:value-type="float" office:value="0.011676">
                <text:p>0.0116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2">
                <text:p>862</text:p>
              </table:table-cell>
              <table:table-cell office:value-type="float" office:value="0.106675">
                <text:p>0.106675</text:p>
              </table:table-cell>
              <table:table-cell office:value-type="float" office:value="0.010054">
                <text:p>0.0100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8">
                <text:p>878</text:p>
              </table:table-cell>
              <table:table-cell office:value-type="float" office:value="0.136663">
                <text:p>0.136663</text:p>
              </table:table-cell>
              <table:table-cell office:value-type="float" office:value="0.01143">
                <text:p>0.011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4">
                <text:p>804</text:p>
              </table:table-cell>
              <table:table-cell office:value-type="float" office:value="0.262594">
                <text:p>0.262594</text:p>
              </table:table-cell>
              <table:table-cell office:value-type="float" office:value="0.019476">
                <text:p>0.0194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1">
                <text:p>971</text:p>
              </table:table-cell>
              <table:table-cell office:value-type="float" office:value="0.333659">
                <text:p>0.333659</text:p>
              </table:table-cell>
              <table:table-cell office:value-type="float" office:value="0.027834">
                <text:p>0.0278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2">
                <text:p>842</text:p>
              </table:table-cell>
              <table:table-cell office:value-type="float" office:value="0.184357">
                <text:p>0.184357</text:p>
              </table:table-cell>
              <table:table-cell office:value-type="float" office:value="0.021995">
                <text:p>0.0219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17">
                <text:p>817</text:p>
              </table:table-cell>
              <table:table-cell office:value-type="float" office:value="0.251077">
                <text:p>0.251077</text:p>
              </table:table-cell>
              <table:table-cell office:value-type="float" office:value="0.013632">
                <text:p>0.0136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98">
                <text:p>898</text:p>
              </table:table-cell>
              <table:table-cell office:value-type="float" office:value="0.297589">
                <text:p>0.297589</text:p>
              </table:table-cell>
              <table:table-cell office:value-type="float" office:value="0.017131">
                <text:p>0.0171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18">
                <text:p>818</text:p>
              </table:table-cell>
              <table:table-cell office:value-type="float" office:value="0.203766">
                <text:p>0.203766</text:p>
              </table:table-cell>
              <table:table-cell office:value-type="float" office:value="0.020304">
                <text:p>0.0203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85">
                <text:p>885</text:p>
              </table:table-cell>
              <table:table-cell office:value-type="float" office:value="0.170729">
                <text:p>0.170729</text:p>
              </table:table-cell>
              <table:table-cell office:value-type="float" office:value="0.011279">
                <text:p>0.0112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0">
                <text:p>820</text:p>
              </table:table-cell>
              <table:table-cell office:value-type="float" office:value="0.085912">
                <text:p>0.085912</text:p>
              </table:table-cell>
              <table:table-cell office:value-type="float" office:value="0.011369">
                <text:p>0.0113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4">
                <text:p>874</text:p>
              </table:table-cell>
              <table:table-cell office:value-type="float" office:value="0.084742">
                <text:p>0.084742</text:p>
              </table:table-cell>
              <table:table-cell office:value-type="float" office:value="0.010832">
                <text:p>0.0108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6">
                <text:p>886</text:p>
              </table:table-cell>
              <table:table-cell office:value-type="float" office:value="0.0647">
                <text:p>0.0647</text:p>
              </table:table-cell>
              <table:table-cell office:value-type="float" office:value="0.007873">
                <text:p>0.0078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8">
                <text:p>818</text:p>
              </table:table-cell>
              <table:table-cell office:value-type="float" office:value="0.072245">
                <text:p>0.072245</text:p>
              </table:table-cell>
              <table:table-cell office:value-type="float" office:value="0.009592">
                <text:p>0.0095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1">
                <text:p>951</text:p>
              </table:table-cell>
              <table:table-cell office:value-type="float" office:value="0.089022">
                <text:p>0.089022</text:p>
              </table:table-cell>
              <table:table-cell office:value-type="float" office:value="0.012955">
                <text:p>0.0129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3">
                <text:p>863</text:p>
              </table:table-cell>
              <table:table-cell office:value-type="float" office:value="0.095934">
                <text:p>0.095934</text:p>
              </table:table-cell>
              <table:table-cell office:value-type="float" office:value="0.010157">
                <text:p>0.010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9">
                <text:p>919</text:p>
              </table:table-cell>
              <table:table-cell office:value-type="float" office:value="0.128742">
                <text:p>0.128742</text:p>
              </table:table-cell>
              <table:table-cell office:value-type="float" office:value="0.008852">
                <text:p>0.0088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1">
                <text:p>871</text:p>
              </table:table-cell>
              <table:table-cell office:value-type="float" office:value="0.187766">
                <text:p>0.187766</text:p>
              </table:table-cell>
              <table:table-cell office:value-type="float" office:value="0.013521">
                <text:p>0.013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59">
                <text:p>859</text:p>
              </table:table-cell>
              <table:table-cell office:value-type="float" office:value="0.114537">
                <text:p>0.114537</text:p>
              </table:table-cell>
              <table:table-cell office:value-type="float" office:value="0.014239">
                <text:p>0.0142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3">
                <text:p>913</text:p>
              </table:table-cell>
              <table:table-cell office:value-type="float" office:value="0.070943">
                <text:p>0.070943</text:p>
              </table:table-cell>
              <table:table-cell office:value-type="float" office:value="0.009746">
                <text:p>0.0097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88">
                <text:p>888</text:p>
              </table:table-cell>
              <table:table-cell office:value-type="float" office:value="0.070829">
                <text:p>0.070829</text:p>
              </table:table-cell>
              <table:table-cell office:value-type="float" office:value="0.009009">
                <text:p>0.009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84">
                <text:p>884</text:p>
              </table:table-cell>
              <table:table-cell office:value-type="float" office:value="0.055657">
                <text:p>0.055657</text:p>
              </table:table-cell>
              <table:table-cell office:value-type="float" office:value="0.007993">
                <text:p>0.0079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8">
                <text:p>888</text:p>
              </table:table-cell>
              <table:table-cell office:value-type="float" office:value="0.095668">
                <text:p>0.095668</text:p>
              </table:table-cell>
              <table:table-cell office:value-type="float" office:value="0.014686">
                <text:p>0.0146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8">
                <text:p>888</text:p>
              </table:table-cell>
              <table:table-cell office:value-type="float" office:value="0.107979">
                <text:p>0.107979</text:p>
              </table:table-cell>
              <table:table-cell office:value-type="float" office:value="0.011697">
                <text:p>0.0116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6">
                <text:p>876</text:p>
              </table:table-cell>
              <table:table-cell office:value-type="float" office:value="0.169871">
                <text:p>0.169871</text:p>
              </table:table-cell>
              <table:table-cell office:value-type="float" office:value="0.012478">
                <text:p>0.0124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6">
                <text:p>906</text:p>
              </table:table-cell>
              <table:table-cell office:value-type="float" office:value="0.072963">
                <text:p>0.072963</text:p>
              </table:table-cell>
              <table:table-cell office:value-type="float" office:value="0.007369">
                <text:p>0.0073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7">
                <text:p>877</text:p>
              </table:table-cell>
              <table:table-cell office:value-type="float" office:value="0.141654">
                <text:p>0.141654</text:p>
              </table:table-cell>
              <table:table-cell office:value-type="float" office:value="0.010076">
                <text:p>0.0100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0">
                <text:p>870</text:p>
              </table:table-cell>
              <table:table-cell office:value-type="float" office:value="0.14318">
                <text:p>0.14318</text:p>
              </table:table-cell>
              <table:table-cell office:value-type="float" office:value="0.012321">
                <text:p>0.0123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78">
                <text:p>878</text:p>
              </table:table-cell>
              <table:table-cell office:value-type="float" office:value="0.098025">
                <text:p>0.098025</text:p>
              </table:table-cell>
              <table:table-cell office:value-type="float" office:value="0.010094">
                <text:p>0.0100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8">
                <text:p>878</text:p>
              </table:table-cell>
              <table:table-cell office:value-type="float" office:value="0.145405">
                <text:p>0.145405</text:p>
              </table:table-cell>
              <table:table-cell office:value-type="float" office:value="0.013157">
                <text:p>0.0131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6">
                <text:p>866</text:p>
              </table:table-cell>
              <table:table-cell office:value-type="float" office:value="0.095508">
                <text:p>0.095508</text:p>
              </table:table-cell>
              <table:table-cell office:value-type="float" office:value="0.008697">
                <text:p>0.0086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28">
                <text:p>828</text:p>
              </table:table-cell>
              <table:table-cell office:value-type="float" office:value="0.130344">
                <text:p>0.130344</text:p>
              </table:table-cell>
              <table:table-cell office:value-type="float" office:value="0.015527">
                <text:p>0.0155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30">
                <text:p>930</text:p>
              </table:table-cell>
              <table:table-cell office:value-type="float" office:value="0.105569">
                <text:p>0.105569</text:p>
              </table:table-cell>
              <table:table-cell office:value-type="float" office:value="0.009381">
                <text:p>0.0093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73">
                <text:p>873</text:p>
              </table:table-cell>
              <table:table-cell office:value-type="float" office:value="0.123615">
                <text:p>0.123615</text:p>
              </table:table-cell>
              <table:table-cell office:value-type="float" office:value="0.012073">
                <text:p>0.0120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0">
                <text:p>890</text:p>
              </table:table-cell>
              <table:table-cell office:value-type="float" office:value="0.090057">
                <text:p>0.090057</text:p>
              </table:table-cell>
              <table:table-cell office:value-type="float" office:value="0.009493">
                <text:p>0.0094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2">
                <text:p>862</text:p>
              </table:table-cell>
              <table:table-cell office:value-type="float" office:value="0.154663">
                <text:p>0.154663</text:p>
              </table:table-cell>
              <table:table-cell office:value-type="float" office:value="0.01869">
                <text:p>0.018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29">
                <text:p>829</text:p>
              </table:table-cell>
              <table:table-cell office:value-type="float" office:value="0.213456">
                <text:p>0.213456</text:p>
              </table:table-cell>
              <table:table-cell office:value-type="float" office:value="0.023473">
                <text:p>0.0234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6">
                <text:p>966</text:p>
              </table:table-cell>
              <table:table-cell office:value-type="float" office:value="0.217036">
                <text:p>0.217036</text:p>
              </table:table-cell>
              <table:table-cell office:value-type="float" office:value="0.018139">
                <text:p>0.0181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1">
                <text:p>871</text:p>
              </table:table-cell>
              <table:table-cell office:value-type="float" office:value="0.156774">
                <text:p>0.156774</text:p>
              </table:table-cell>
              <table:table-cell office:value-type="float" office:value="0.01375">
                <text:p>0.01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90">
                <text:p>890</text:p>
              </table:table-cell>
              <table:table-cell office:value-type="float" office:value="0.078746">
                <text:p>0.078746</text:p>
              </table:table-cell>
              <table:table-cell office:value-type="float" office:value="0.011175">
                <text:p>0.0111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86">
                <text:p>886</text:p>
              </table:table-cell>
              <table:table-cell office:value-type="float" office:value="0.083326">
                <text:p>0.083326</text:p>
              </table:table-cell>
              <table:table-cell office:value-type="float" office:value="0.012354">
                <text:p>0.0123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86">
                <text:p>886</text:p>
              </table:table-cell>
              <table:table-cell office:value-type="float" office:value="0.069565">
                <text:p>0.069565</text:p>
              </table:table-cell>
              <table:table-cell office:value-type="float" office:value="0.010895">
                <text:p>0.0108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3">
                <text:p>873</text:p>
              </table:table-cell>
              <table:table-cell office:value-type="float" office:value="0.138512">
                <text:p>0.138512</text:p>
              </table:table-cell>
              <table:table-cell office:value-type="float" office:value="0.015312">
                <text:p>0.015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0">
                <text:p>780</text:p>
              </table:table-cell>
              <table:table-cell office:value-type="float" office:value="0.187719">
                <text:p>0.187719</text:p>
              </table:table-cell>
              <table:table-cell office:value-type="float" office:value="0.011927">
                <text:p>0.011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82">
                <text:p>982</text:p>
              </table:table-cell>
              <table:table-cell office:value-type="float" office:value="0.183884">
                <text:p>0.183884</text:p>
              </table:table-cell>
              <table:table-cell office:value-type="float" office:value="0.013482">
                <text:p>0.013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41">
                <text:p>841</text:p>
              </table:table-cell>
              <table:table-cell office:value-type="float" office:value="0.165361">
                <text:p>0.165361</text:p>
              </table:table-cell>
              <table:table-cell office:value-type="float" office:value="0.010881">
                <text:p>0.010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0">
                <text:p>900</text:p>
              </table:table-cell>
              <table:table-cell office:value-type="float" office:value="0.108077">
                <text:p>0.108077</text:p>
              </table:table-cell>
              <table:table-cell office:value-type="float" office:value="0.010035">
                <text:p>0.0100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32">
                <text:p>832</text:p>
              </table:table-cell>
              <table:table-cell office:value-type="float" office:value="0.144818">
                <text:p>0.144818</text:p>
              </table:table-cell>
              <table:table-cell office:value-type="float" office:value="0.021054">
                <text:p>0.0210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1">
                <text:p>891</text:p>
              </table:table-cell>
              <table:table-cell office:value-type="float" office:value="0.174659">
                <text:p>0.174659</text:p>
              </table:table-cell>
              <table:table-cell office:value-type="float" office:value="0.018152">
                <text:p>0.0181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0">
                <text:p>860</text:p>
              </table:table-cell>
              <table:table-cell office:value-type="float" office:value="0.133411">
                <text:p>0.133411</text:p>
              </table:table-cell>
              <table:table-cell office:value-type="float" office:value="0.013637">
                <text:p>0.0136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0">
                <text:p>900</text:p>
              </table:table-cell>
              <table:table-cell office:value-type="float" office:value="0.124126">
                <text:p>0.124126</text:p>
              </table:table-cell>
              <table:table-cell office:value-type="float" office:value="0.008622">
                <text:p>0.0086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85">
                <text:p>885</text:p>
              </table:table-cell>
              <table:table-cell office:value-type="float" office:value="0.131001">
                <text:p>0.13100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3">
                <text:p>883</text:p>
              </table:table-cell>
              <table:table-cell office:value-type="float" office:value="0.096574">
                <text:p>0.096574</text:p>
              </table:table-cell>
              <table:table-cell office:value-type="float" office:value="0.010747">
                <text:p>0.0107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89">
                <text:p>889</text:p>
              </table:table-cell>
              <table:table-cell office:value-type="float" office:value="0.151262">
                <text:p>0.151262</text:p>
              </table:table-cell>
              <table:table-cell office:value-type="float" office:value="0.011229">
                <text:p>0.0112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4">
                <text:p>844</text:p>
              </table:table-cell>
              <table:table-cell office:value-type="float" office:value="0.199999">
                <text:p>0.199999</text:p>
              </table:table-cell>
              <table:table-cell office:value-type="float" office:value="0.014569">
                <text:p>0.014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5">
                <text:p>875</text:p>
              </table:table-cell>
              <table:table-cell office:value-type="float" office:value="0.139642">
                <text:p>0.139642</text:p>
              </table:table-cell>
              <table:table-cell office:value-type="float" office:value="0.012352">
                <text:p>0.0123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87">
                <text:p>887</text:p>
              </table:table-cell>
              <table:table-cell office:value-type="float" office:value="0.150673">
                <text:p>0.150673</text:p>
              </table:table-cell>
              <table:table-cell office:value-type="float" office:value="0.007925">
                <text:p>0.0079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2">
                <text:p>882</text:p>
              </table:table-cell>
              <table:table-cell office:value-type="float" office:value="0.144251">
                <text:p>0.144251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55">
                <text:p>855</text:p>
              </table:table-cell>
              <table:table-cell office:value-type="float" office:value="0.071913">
                <text:p>0.071913</text:p>
              </table:table-cell>
              <table:table-cell office:value-type="float" office:value="0.011204">
                <text:p>0.0112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25">
                <text:p>925</text:p>
              </table:table-cell>
              <table:table-cell office:value-type="float" office:value="0.090681">
                <text:p>0.090681</text:p>
              </table:table-cell>
              <table:table-cell office:value-type="float" office:value="0.016157">
                <text:p>0.0161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3">
                <text:p>863</text:p>
              </table:table-cell>
              <table:table-cell office:value-type="float" office:value="0.068701">
                <text:p>0.068701</text:p>
              </table:table-cell>
              <table:table-cell office:value-type="float" office:value="0.009166">
                <text:p>0.0091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2">
                <text:p>882</text:p>
              </table:table-cell>
              <table:table-cell office:value-type="float" office:value="0.072086">
                <text:p>0.072086</text:p>
              </table:table-cell>
              <table:table-cell office:value-type="float" office:value="0.010191">
                <text:p>0.0101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1">
                <text:p>901</text:p>
              </table:table-cell>
              <table:table-cell office:value-type="float" office:value="0.084902">
                <text:p>0.084902</text:p>
              </table:table-cell>
              <table:table-cell office:value-type="float" office:value="0.009318">
                <text:p>0.0093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96">
                <text:p>896</text:p>
              </table:table-cell>
              <table:table-cell office:value-type="float" office:value="0.100632">
                <text:p>0.100632</text:p>
              </table:table-cell>
              <table:table-cell office:value-type="float" office:value="0.008413">
                <text:p>0.008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2">
                <text:p>852</text:p>
              </table:table-cell>
              <table:table-cell office:value-type="float" office:value="0.158922">
                <text:p>0.158922</text:p>
              </table:table-cell>
              <table:table-cell office:value-type="float" office:value="0.013086">
                <text:p>0.0130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2">
                <text:p>942</text:p>
              </table:table-cell>
              <table:table-cell office:value-type="float" office:value="0.192508">
                <text:p>0.192508</text:p>
              </table:table-cell>
              <table:table-cell office:value-type="float" office:value="0.010979">
                <text:p>0.0109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1">
                <text:p>871</text:p>
              </table:table-cell>
              <table:table-cell office:value-type="float" office:value="0.146121">
                <text:p>0.146121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9">
                <text:p>869</text:p>
              </table:table-cell>
              <table:table-cell office:value-type="float" office:value="0.113906">
                <text:p>0.113906</text:p>
              </table:table-cell>
              <table:table-cell office:value-type="float" office:value="0.013432">
                <text:p>0.0134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66">
                <text:p>866</text:p>
              </table:table-cell>
              <table:table-cell office:value-type="float" office:value="0.071689">
                <text:p>0.071689</text:p>
              </table:table-cell>
              <table:table-cell office:value-type="float" office:value="0.011007">
                <text:p>0.011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83">
                <text:p>883</text:p>
              </table:table-cell>
              <table:table-cell office:value-type="float" office:value="0.121644">
                <text:p>0.121644</text:p>
              </table:table-cell>
              <table:table-cell office:value-type="float" office:value="0.009863">
                <text:p>0.0098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7">
                <text:p>847</text:p>
              </table:table-cell>
              <table:table-cell office:value-type="float" office:value="0.12389">
                <text:p>0.12389</text:p>
              </table:table-cell>
              <table:table-cell office:value-type="float" office:value="0.021078">
                <text:p>0.0210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82">
                <text:p>882</text:p>
              </table:table-cell>
              <table:table-cell office:value-type="float" office:value="0.106614">
                <text:p>0.106614</text:p>
              </table:table-cell>
              <table:table-cell office:value-type="float" office:value="0.015342">
                <text:p>0.0153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3">
                <text:p>903</text:p>
              </table:table-cell>
              <table:table-cell office:value-type="float" office:value="0.179589">
                <text:p>0.179589</text:p>
              </table:table-cell>
              <table:table-cell office:value-type="float" office:value="0.009941">
                <text:p>0.0099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13">
                <text:p>813</text:p>
              </table:table-cell>
              <table:table-cell office:value-type="float" office:value="0.23154">
                <text:p>0.23154</text:p>
              </table:table-cell>
              <table:table-cell office:value-type="float" office:value="0.02124">
                <text:p>0.021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1">
                <text:p>901</text:p>
              </table:table-cell>
              <table:table-cell office:value-type="float" office:value="0.198389">
                <text:p>0.198389</text:p>
              </table:table-cell>
              <table:table-cell office:value-type="float" office:value="0.024399">
                <text:p>0.024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